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4302ef" officeooo:paragraph-rsid="0109625b" style:font-weight-asian="normal" style:font-weight-complex="normal"/>
    </style:style>
    <style:style style:name="P18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fo:font-weight="normal" officeooo:rsid="00fa8d7d" officeooo:paragraph-rsid="00fa8d7d" style:font-weight-asian="normal" style:font-weight-complex="normal"/>
    </style:style>
    <style:style style:name="P21" style:family="paragraph" style:parent-style-name="Standard">
      <style:text-properties fo:font-weight="normal" officeooo:rsid="0066d774" officeooo:paragraph-rsid="0066d774" style:font-weight-asian="normal" style:font-weight-complex="normal"/>
    </style:style>
    <style:style style:name="P22" style:family="paragraph" style:parent-style-name="Standard">
      <style:text-properties fo:font-weight="normal" officeooo:rsid="0109625b" officeooo:paragraph-rsid="0109625b" style:font-weight-asian="normal" style:font-weight-complex="normal"/>
    </style:style>
    <style:style style:name="P23" style:family="paragraph" style:parent-style-name="Standard">
      <style:text-properties fo:font-weight="normal" officeooo:rsid="010a0df1" officeooo:paragraph-rsid="010a0df1" style:font-weight-asian="normal" style:font-weight-complex="normal"/>
    </style:style>
    <style:style style:name="P24" style:family="paragraph" style:parent-style-name="Standard">
      <style:text-properties officeooo:rsid="004302ef" officeooo:paragraph-rsid="004302ef"/>
    </style:style>
    <style:style style:name="P25" style:family="paragraph" style:parent-style-name="Standard">
      <style:text-properties officeooo:rsid="004302ef" officeooo:paragraph-rsid="0109625b"/>
    </style:style>
    <style:style style:name="P26" style:family="paragraph" style:parent-style-name="Standard">
      <style:text-properties fo:font-weight="bold" officeooo:rsid="00fa8d7d" officeooo:paragraph-rsid="00fa8d7d" style:font-weight-asian="bold" style:font-weight-complex="bold"/>
    </style:style>
    <style:style style:name="P27" style:family="paragraph" style:parent-style-name="Table_20_Contents">
      <style:text-properties officeooo:rsid="0037c81c" officeooo:paragraph-rsid="0037c81c"/>
    </style:style>
    <style:style style:name="P28" style:family="paragraph" style:parent-style-name="Table_20_Contents">
      <style:text-properties officeooo:rsid="0037c81c" officeooo:paragraph-rsid="003c3022"/>
    </style:style>
    <style:style style:name="P29" style:family="paragraph" style:parent-style-name="Table_20_Contents">
      <style:text-properties officeooo:rsid="0038911d" officeooo:paragraph-rsid="0038911d"/>
    </style:style>
    <style:style style:name="P30" style:family="paragraph" style:parent-style-name="Table_20_Contents">
      <style:text-properties officeooo:rsid="00ae847f" officeooo:paragraph-rsid="00ae847f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7" style:family="paragraph" style:parent-style-name="Standard" style:list-style-name="L8">
      <style:text-properties fo:font-weight="normal" officeooo:rsid="00122177" officeooo:paragraph-rsid="007b6d58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9" style:family="paragraph" style:parent-style-name="Standard" style:list-style-name="L8">
      <style:text-properties fo:font-weight="normal" officeooo:rsid="0071373a" officeooo:paragraph-rsid="007b6d58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e4d3b5" officeooo:paragraph-rsid="0123f7a7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9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51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52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55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6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58" style:family="paragraph" style:parent-style-name="Standard" style:list-style-name="L6">
      <style:text-properties fo:font-weight="normal" officeooo:rsid="005a86b2" officeooo:paragraph-rsid="00f0de1a" style:font-weight-asian="normal" style:font-weight-complex="normal"/>
    </style:style>
    <style:style style:name="P59" style:family="paragraph" style:parent-style-name="Standard" style:list-style-name="L6">
      <style:text-properties fo:font-weight="normal" officeooo:rsid="006281ba" officeooo:paragraph-rsid="00ff8499" style:font-weight-asian="normal" style:font-weight-complex="normal"/>
    </style:style>
    <style:style style:name="P60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61" style:family="paragraph" style:parent-style-name="Standard" style:list-style-name="L7">
      <style:text-properties fo:font-weight="normal" officeooo:rsid="0109625b" officeooo:paragraph-rsid="0109625b" style:font-weight-asian="normal" style:font-weight-complex="normal"/>
    </style:style>
    <style:style style:name="P62" style:family="paragraph" style:parent-style-name="Standard" style:list-style-name="L7">
      <style:text-properties fo:font-weight="normal" officeooo:rsid="010a0df1" officeooo:paragraph-rsid="010a0df1" style:font-weight-asian="normal" style:font-weight-complex="normal"/>
    </style:style>
    <style:style style:name="P63" style:family="paragraph" style:parent-style-name="Standard" style:list-style-name="L7">
      <style:text-properties fo:font-weight="normal" officeooo:rsid="010a0df1" officeooo:paragraph-rsid="010ad889" style:font-weight-asian="normal" style:font-weight-complex="normal"/>
    </style:style>
    <style:style style:name="P64" style:family="paragraph" style:parent-style-name="Standard" style:list-style-name="L7">
      <style:text-properties fo:font-weight="normal" officeooo:rsid="010ca638" officeooo:paragraph-rsid="010ca638" style:font-weight-asian="normal" style:font-weight-complex="normal"/>
    </style:style>
    <style:style style:name="P65" style:family="paragraph" style:parent-style-name="Standard" style:list-style-name="L7">
      <style:text-properties fo:font-weight="normal" officeooo:rsid="010ca638" officeooo:paragraph-rsid="010d650b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10c259f" officeooo:paragraph-rsid="010c259f" style:font-weight-asian="normal" style:font-weight-complex="normal"/>
    </style:style>
    <style:style style:name="P67" style:family="paragraph" style:parent-style-name="Standard" style:list-style-name="L7">
      <style:text-properties fo:font-weight="normal" officeooo:rsid="010eef5d" officeooo:paragraph-rsid="010eef5d" style:font-weight-asian="normal" style:font-weight-complex="normal"/>
    </style:style>
    <style:style style:name="P68" style:family="paragraph" style:parent-style-name="Standard" style:list-style-name="L7">
      <style:text-properties fo:font-weight="normal" officeooo:rsid="010f46df" officeooo:paragraph-rsid="010f46df" style:font-weight-asian="normal" style:font-weight-complex="normal"/>
    </style:style>
    <style:style style:name="P69" style:family="paragraph" style:parent-style-name="Standard" style:list-style-name="L7">
      <style:text-properties fo:font-weight="normal" officeooo:rsid="010f46df" officeooo:paragraph-rsid="01110b02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1110b02" officeooo:paragraph-rsid="01110b02" style:font-weight-asian="normal" style:font-weight-complex="normal"/>
    </style:style>
    <style:style style:name="P71" style:family="paragraph" style:parent-style-name="Standard" style:list-style-name="L7">
      <style:text-properties fo:font-weight="normal" officeooo:rsid="01183e26" officeooo:paragraph-rsid="01183e26" style:font-weight-asian="normal" style:font-weight-complex="normal"/>
    </style:style>
    <style:style style:name="P72" style:family="paragraph" style:parent-style-name="Standard" style:list-style-name="L8">
      <style:text-properties fo:font-weight="normal" officeooo:rsid="00728792" officeooo:paragraph-rsid="00728792" style:font-weight-asian="normal" style:font-weight-complex="normal"/>
    </style:style>
    <style:style style:name="P73" style:family="paragraph" style:parent-style-name="Standard" style:list-style-name="L8">
      <style:text-properties fo:font-weight="normal" officeooo:rsid="0079b0d6" officeooo:paragraph-rsid="0079b0d6" style:font-weight-asian="normal" style:font-weight-complex="normal"/>
    </style:style>
    <style:style style:name="P74" style:family="paragraph" style:parent-style-name="Standard" style:list-style-name="L8">
      <style:text-properties fo:font-weight="normal" officeooo:rsid="00d6c055" officeooo:paragraph-rsid="00d6c055" style:font-weight-asian="normal" style:font-weight-complex="normal"/>
    </style:style>
    <style:style style:name="P75" style:family="paragraph" style:parent-style-name="Standard" style:list-style-name="L8">
      <style:text-properties fo:font-weight="normal" officeooo:rsid="00f22463" officeooo:paragraph-rsid="00f22463" style:font-weight-asian="normal" style:font-weight-complex="normal"/>
    </style:style>
    <style:style style:name="P76" style:family="paragraph" style:parent-style-name="Standard" style:list-style-name="L8">
      <style:text-properties fo:font-weight="normal" officeooo:rsid="00f62176" officeooo:paragraph-rsid="00f62176" style:font-weight-asian="normal" style:font-weight-complex="normal"/>
    </style:style>
    <style:style style:name="P77" style:family="paragraph" style:parent-style-name="Standard" style:list-style-name="L6">
      <style:text-properties fo:font-weight="normal" officeooo:rsid="012d9f6e" officeooo:paragraph-rsid="012d9f6e" style:font-weight-asian="normal" style:font-weight-complex="normal"/>
    </style:style>
    <style:style style:name="P78" style:family="paragraph" style:parent-style-name="Standard" style:list-style-name="L6">
      <style:text-properties fo:font-weight="normal" officeooo:rsid="01325eda" officeooo:paragraph-rsid="01325eda" style:font-weight-asian="normal" style:font-weight-complex="normal"/>
    </style:style>
    <style:style style:name="P79" style:family="paragraph" style:parent-style-name="Standard" style:list-style-name="WW8Num3">
      <style:text-properties officeooo:paragraph-rsid="00122177"/>
    </style:style>
    <style:style style:name="P80" style:family="paragraph" style:parent-style-name="Standard" style:list-style-name="WW8Num3">
      <style:text-properties officeooo:paragraph-rsid="011e533b"/>
    </style:style>
    <style:style style:name="P81" style:family="paragraph" style:parent-style-name="Standard" style:list-style-name="L3">
      <style:text-properties officeooo:paragraph-rsid="0014ad49"/>
    </style:style>
    <style:style style:name="P82" style:family="paragraph" style:parent-style-name="Standard" style:list-style-name="L3">
      <style:text-properties officeooo:rsid="003e9a16" officeooo:paragraph-rsid="003e9a16"/>
    </style:style>
    <style:style style:name="P83" style:family="paragraph" style:parent-style-name="Standard" style:list-style-name="L3">
      <style:text-properties officeooo:rsid="003e9a16" officeooo:paragraph-rsid="00ff0f12"/>
    </style:style>
    <style:style style:name="P84" style:family="paragraph" style:parent-style-name="Standard" style:list-style-name="L3">
      <style:text-properties officeooo:rsid="001a4008" officeooo:paragraph-rsid="00ff0f12"/>
    </style:style>
    <style:style style:name="P85" style:family="paragraph" style:parent-style-name="Standard" style:list-style-name="L3">
      <style:text-properties officeooo:rsid="001c0015" officeooo:paragraph-rsid="001c0015"/>
    </style:style>
    <style:style style:name="P86" style:family="paragraph" style:parent-style-name="Standard" style:list-style-name="L3">
      <style:text-properties officeooo:rsid="001c0015" officeooo:paragraph-rsid="004ea70a"/>
    </style:style>
    <style:style style:name="P87" style:family="paragraph" style:parent-style-name="Standard" style:list-style-name="L3">
      <style:text-properties officeooo:rsid="0122ead9" officeooo:paragraph-rsid="0122ead9"/>
    </style:style>
    <style:style style:name="P88" style:family="paragraph" style:parent-style-name="Standard" style:list-style-name="L3">
      <style:text-properties officeooo:rsid="00209aed" officeooo:paragraph-rsid="00a59f49"/>
    </style:style>
    <style:style style:name="P89" style:family="paragraph" style:parent-style-name="Standard" style:list-style-name="L3">
      <style:text-properties officeooo:rsid="004302ef" officeooo:paragraph-rsid="004302ef"/>
    </style:style>
    <style:style style:name="P90" style:family="paragraph" style:parent-style-name="Standard" style:list-style-name="L4">
      <style:text-properties officeooo:rsid="004302ef" officeooo:paragraph-rsid="004302ef"/>
    </style:style>
    <style:style style:name="P91" style:family="paragraph" style:parent-style-name="Standard" style:list-style-name="L4">
      <style:text-properties officeooo:rsid="004302ef" officeooo:paragraph-rsid="00459a91"/>
    </style:style>
    <style:style style:name="P92" style:family="paragraph" style:parent-style-name="Standard" style:list-style-name="L4">
      <style:text-properties officeooo:rsid="004302ef" officeooo:paragraph-rsid="0044c1b5"/>
    </style:style>
    <style:style style:name="P93" style:family="paragraph" style:parent-style-name="Standard" style:list-style-name="L4">
      <style:text-properties officeooo:rsid="004302ef" officeooo:paragraph-rsid="00471253"/>
    </style:style>
    <style:style style:name="P94" style:family="paragraph" style:parent-style-name="Standard" style:list-style-name="L3">
      <style:text-properties officeooo:rsid="00d71905" officeooo:paragraph-rsid="00d71905"/>
    </style:style>
    <style:style style:name="P95" style:family="paragraph" style:parent-style-name="Standard" style:list-style-name="L3">
      <style:text-properties officeooo:rsid="0119233a" officeooo:paragraph-rsid="0119233a"/>
    </style:style>
    <style:style style:name="P96" style:family="paragraph" style:parent-style-name="Standard" style:list-style-name="L3">
      <style:text-properties officeooo:rsid="011afcfc" officeooo:paragraph-rsid="011c5865"/>
    </style:style>
    <style:style style:name="P97" style:family="paragraph" style:parent-style-name="Standard" style:list-style-name="L4">
      <style:text-properties officeooo:rsid="00474863" officeooo:paragraph-rsid="00474863"/>
    </style:style>
    <style:style style:name="P98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99" style:family="paragraph" style:parent-style-name="Text_20_body" style:list-style-name="L1">
      <style:text-properties officeooo:rsid="001011a1" officeooo:paragraph-rsid="007f1808"/>
    </style:style>
    <style:style style:name="P100" style:family="paragraph" style:parent-style-name="Text_20_body" style:list-style-name="L2">
      <style:text-properties officeooo:rsid="00520377" officeooo:paragraph-rsid="00520377"/>
    </style:style>
    <style:style style:name="P101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102" style:family="paragraph" style:parent-style-name="Text_20_body" style:list-style-name="L9">
      <style:text-properties fo:font-weight="normal" officeooo:rsid="0083694a" officeooo:paragraph-rsid="00871459" style:font-weight-asian="normal" style:font-weight-complex="normal"/>
    </style:style>
    <style:style style:name="P103" style:family="paragraph" style:parent-style-name="Text_20_body" style:list-style-name="L10">
      <style:text-properties fo:font-weight="normal" officeooo:rsid="008a349d" officeooo:paragraph-rsid="00871459" style:font-weight-asian="normal" style:font-weight-complex="normal"/>
    </style:style>
    <style:style style:name="P104" style:family="paragraph" style:parent-style-name="Text_20_body" style:list-style-name="L10">
      <style:text-properties fo:font-weight="normal" officeooo:rsid="008b0016" officeooo:paragraph-rsid="00871459" style:font-weight-asian="normal" style:font-weight-complex="normal"/>
    </style:style>
    <style:style style:name="P105" style:family="paragraph" style:parent-style-name="Text_20_body" style:list-style-name="L11">
      <style:text-properties fo:font-weight="normal" officeooo:rsid="008b0016" officeooo:paragraph-rsid="00a21249" style:font-weight-asian="normal" style:font-weight-complex="normal"/>
    </style:style>
    <style:style style:name="P106" style:family="paragraph" style:parent-style-name="Text_20_body" style:list-style-name="L10">
      <style:text-properties fo:font-weight="normal" officeooo:rsid="008b0c21" officeooo:paragraph-rsid="00871459" style:font-weight-asian="normal" style:font-weight-complex="normal"/>
    </style:style>
    <style:style style:name="P107" style:family="paragraph" style:parent-style-name="Text_20_body" style:list-style-name="L10">
      <style:text-properties fo:font-weight="normal" officeooo:rsid="008b0c21" officeooo:paragraph-rsid="0099bcdd" style:font-weight-asian="normal" style:font-weight-complex="normal"/>
    </style:style>
    <style:style style:name="P108" style:family="paragraph" style:parent-style-name="Text_20_body" style:list-style-name="L10">
      <style:text-properties fo:font-weight="normal" officeooo:rsid="008ddee7" officeooo:paragraph-rsid="00871459" style:font-weight-asian="normal" style:font-weight-complex="normal"/>
    </style:style>
    <style:style style:name="P109" style:family="paragraph" style:parent-style-name="Text_20_body" style:list-style-name="L10">
      <style:text-properties fo:font-weight="normal" officeooo:rsid="0099bcdd" officeooo:paragraph-rsid="0099bcdd" style:font-weight-asian="normal" style:font-weight-complex="normal"/>
    </style:style>
    <style:style style:name="P110" style:family="paragraph" style:parent-style-name="Text_20_body" style:list-style-name="L11">
      <style:text-properties fo:font-weight="normal" officeooo:rsid="00a21249" officeooo:paragraph-rsid="00a21249" style:font-weight-asian="normal" style:font-weight-complex="normal"/>
    </style:style>
    <style:style style:name="P111" style:family="paragraph" style:parent-style-name="Text_20_body" style:list-style-name="L12">
      <style:text-properties officeooo:rsid="00a21249" officeooo:paragraph-rsid="00a21249"/>
    </style:style>
    <style:style style:name="P112" style:family="paragraph" style:parent-style-name="Text_20_body" style:list-style-name="L12">
      <style:text-properties officeooo:rsid="00b5833a" officeooo:paragraph-rsid="00b5833a"/>
    </style:style>
    <style:style style:name="P113" style:family="paragraph" style:parent-style-name="Text_20_body" style:list-style-name="L12">
      <style:text-properties officeooo:rsid="0104e51c" officeooo:paragraph-rsid="0104e51c"/>
    </style:style>
    <style:style style:name="P114" style:family="paragraph" style:parent-style-name="Text_20_body" style:list-style-name="L13">
      <style:text-properties officeooo:rsid="00b706b9" officeooo:paragraph-rsid="00b706b9"/>
    </style:style>
    <style:style style:name="P115" style:family="paragraph" style:parent-style-name="Text_20_body" style:list-style-name="L13">
      <style:text-properties officeooo:rsid="01068eee" officeooo:paragraph-rsid="01068eee"/>
    </style:style>
    <style:style style:name="P116" style:family="paragraph" style:parent-style-name="Text_20_body" style:list-style-name="L14">
      <style:text-properties officeooo:rsid="00b70785" officeooo:paragraph-rsid="00b70785"/>
    </style:style>
    <style:style style:name="P117" style:family="paragraph" style:parent-style-name="Text_20_body" style:list-style-name="L14">
      <style:text-properties officeooo:rsid="00b70785" officeooo:paragraph-rsid="00c2d0ab"/>
    </style:style>
    <style:style style:name="P118" style:family="paragraph" style:parent-style-name="Text_20_body" style:list-style-name="L14">
      <style:text-properties officeooo:rsid="00b79d8c" officeooo:paragraph-rsid="00b79d8c"/>
    </style:style>
    <style:style style:name="P119" style:family="paragraph" style:parent-style-name="Text_20_body" style:list-style-name="L14">
      <style:text-properties officeooo:rsid="00b89307" officeooo:paragraph-rsid="00b89307"/>
    </style:style>
    <style:style style:name="P120" style:family="paragraph" style:parent-style-name="Text_20_body" style:list-style-name="L15">
      <style:text-properties officeooo:rsid="00b90f86" officeooo:paragraph-rsid="00b90f86"/>
    </style:style>
    <style:style style:name="P121" style:family="paragraph" style:parent-style-name="Text_20_body" style:list-style-name="L16">
      <style:text-properties officeooo:rsid="00ba512d" officeooo:paragraph-rsid="00ba512d"/>
    </style:style>
    <style:style style:name="P122" style:family="paragraph" style:parent-style-name="Text_20_body" style:list-style-name="L17">
      <style:text-properties officeooo:rsid="00bc36e1" officeooo:paragraph-rsid="00bc36e1"/>
    </style:style>
    <style:style style:name="P123" style:family="paragraph" style:parent-style-name="Text_20_body" style:list-style-name="L18">
      <style:text-properties officeooo:rsid="00bd4ce9" officeooo:paragraph-rsid="00bd4ce9"/>
    </style:style>
    <style:style style:name="P124" style:family="paragraph" style:parent-style-name="Text_20_body" style:list-style-name="L18">
      <style:text-properties officeooo:rsid="00c00656" officeooo:paragraph-rsid="00c00656"/>
    </style:style>
    <style:style style:name="P125" style:family="paragraph" style:parent-style-name="Text_20_body" style:list-style-name="L18">
      <style:text-properties officeooo:rsid="01078320" officeooo:paragraph-rsid="01078320"/>
    </style:style>
    <style:style style:name="P126" style:family="paragraph" style:parent-style-name="Text_20_body" style:list-style-name="L19">
      <style:text-properties officeooo:rsid="00c29e8a" officeooo:paragraph-rsid="00c29e8a"/>
    </style:style>
    <style:style style:name="P127" style:family="paragraph" style:parent-style-name="Text_20_body" style:list-style-name="L20">
      <style:text-properties officeooo:rsid="00c34487" officeooo:paragraph-rsid="00c34487"/>
    </style:style>
    <style:style style:name="P128" style:family="paragraph" style:parent-style-name="Text_20_body" style:list-style-name="L20">
      <style:text-properties officeooo:rsid="00c55f63" officeooo:paragraph-rsid="00c55f63"/>
    </style:style>
    <style:style style:name="P129" style:family="paragraph" style:parent-style-name="Heading_20_1">
      <style:text-properties officeooo:paragraph-rsid="00594363"/>
    </style:style>
    <style:style style:name="P130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31" style:family="paragraph" style:parent-style-name="Heading_20_1">
      <style:paragraph-properties fo:break-before="page"/>
    </style:style>
    <style:style style:name="P132" style:family="paragraph" style:parent-style-name="Heading_20_2">
      <style:text-properties officeooo:rsid="00d21f4a" officeooo:paragraph-rsid="00d21f4a"/>
    </style:style>
    <style:style style:name="P133" style:family="paragraph" style:parent-style-name="Heading_20_2">
      <style:text-properties fo:font-weight="bold" style:font-weight-asian="bold" style:font-weight-complex="bold"/>
    </style:style>
    <style:style style:name="P134" style:family="paragraph" style:parent-style-name="Heading_20_2">
      <style:text-properties fo:font-weight="bold" officeooo:rsid="00fa8d7d" officeooo:paragraph-rsid="00fa8d7d" style:font-weight-asian="bold" style:font-weight-complex="bold"/>
    </style:style>
    <style:style style:name="P135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e26449" style:font-weight-asian="bold" style:font-weight-complex="bold"/>
    </style:style>
    <style:style style:name="T34" style:family="text">
      <style:text-properties fo:font-weight="bold" officeooo:rsid="00f0de1a" style:font-weight-asian="bold" style:font-weight-complex="bold"/>
    </style:style>
    <style:style style:name="T35" style:family="text">
      <style:text-properties fo:font-weight="bold" officeooo:rsid="0109625b" style:font-weight-asian="bold" style:font-weight-complex="bold"/>
    </style:style>
    <style:style style:name="T36" style:family="text">
      <style:text-properties fo:font-weight="bold" officeooo:rsid="010ad889" style:font-weight-asian="bold" style:font-weight-complex="bold"/>
    </style:style>
    <style:style style:name="T37" style:family="text">
      <style:text-properties fo:font-weight="bold" officeooo:rsid="010d650b" style:font-weight-asian="bold" style:font-weight-complex="bold"/>
    </style:style>
    <style:style style:name="T38" style:family="text">
      <style:text-properties fo:font-weight="bold" officeooo:rsid="01110b02" style:font-weight-asian="bold" style:font-weight-complex="bold"/>
    </style:style>
    <style:style style:name="T39" style:family="text">
      <style:text-properties fo:font-weight="bold" officeooo:rsid="00419756" style:font-weight-asian="bold" style:font-weight-complex="bold"/>
    </style:style>
    <style:style style:name="T40" style:family="text">
      <style:text-properties fo:font-weight="bold" officeooo:rsid="011ffed5" style:font-weight-asian="bold" style:font-weight-complex="bold"/>
    </style:style>
    <style:style style:name="T41" style:family="text">
      <style:text-properties fo:font-weight="bold" officeooo:rsid="01218f76" style:font-weight-asian="bold" style:font-weight-complex="bold"/>
    </style:style>
    <style:style style:name="T42" style:family="text">
      <style:text-properties fo:font-weight="bold" officeooo:rsid="01239dde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4ad49" style:font-weight-asian="normal" style:font-weight-complex="normal"/>
    </style:style>
    <style:style style:name="T45" style:family="text">
      <style:text-properties fo:font-weight="normal" officeooo:rsid="00122177" style:font-weight-asian="normal" style:font-weight-complex="normal"/>
    </style:style>
    <style:style style:name="T46" style:family="text">
      <style:text-properties fo:font-weight="normal" officeooo:rsid="00192732" style:font-weight-asian="normal" style:font-weight-complex="normal"/>
    </style:style>
    <style:style style:name="T47" style:family="text">
      <style:text-properties fo:font-weight="normal" officeooo:rsid="001a82c1" style:font-weight-asian="normal" style:font-weight-complex="normal"/>
    </style:style>
    <style:style style:name="T48" style:family="text">
      <style:text-properties fo:font-weight="normal" officeooo:rsid="001de2dd" style:font-weight-asian="normal" style:font-weight-complex="normal"/>
    </style:style>
    <style:style style:name="T49" style:family="text">
      <style:text-properties fo:font-weight="normal" officeooo:rsid="0022fe75" style:font-weight-asian="normal" style:font-weight-complex="normal"/>
    </style:style>
    <style:style style:name="T50" style:family="text">
      <style:text-properties fo:font-weight="normal" officeooo:rsid="00268bab" style:font-weight-asian="normal" style:font-weight-complex="normal"/>
    </style:style>
    <style:style style:name="T51" style:family="text">
      <style:text-properties fo:font-weight="normal" officeooo:rsid="00285a01" style:font-weight-asian="normal" style:font-weight-complex="normal"/>
    </style:style>
    <style:style style:name="T52" style:family="text">
      <style:text-properties fo:font-weight="normal" officeooo:rsid="00323689" style:font-weight-asian="normal" style:font-weight-complex="normal"/>
    </style:style>
    <style:style style:name="T53" style:family="text">
      <style:text-properties fo:font-weight="normal" officeooo:rsid="003c8362" style:font-weight-asian="normal" style:font-weight-complex="normal"/>
    </style:style>
    <style:style style:name="T54" style:family="text">
      <style:text-properties fo:font-weight="normal" officeooo:rsid="003e9a16" style:font-weight-asian="normal" style:font-weight-complex="normal"/>
    </style:style>
    <style:style style:name="T55" style:family="text">
      <style:text-properties fo:font-weight="normal" officeooo:rsid="0044c1b5" style:font-weight-asian="normal" style:font-weight-complex="normal"/>
    </style:style>
    <style:style style:name="T56" style:family="text">
      <style:text-properties fo:font-weight="normal" officeooo:rsid="004302ef" style:font-weight-asian="normal" style:font-weight-complex="normal"/>
    </style:style>
    <style:style style:name="T57" style:family="text">
      <style:text-properties fo:font-weight="normal" officeooo:rsid="00471253" style:font-weight-asian="normal" style:font-weight-complex="normal"/>
    </style:style>
    <style:style style:name="T58" style:family="text">
      <style:text-properties fo:font-weight="normal" officeooo:rsid="0048cd16" style:font-weight-asian="normal" style:font-weight-complex="normal"/>
    </style:style>
    <style:style style:name="T59" style:family="text">
      <style:text-properties fo:font-weight="normal" officeooo:rsid="004a88a4" style:font-weight-asian="normal" style:font-weight-complex="normal"/>
    </style:style>
    <style:style style:name="T60" style:family="text">
      <style:text-properties fo:font-weight="normal" officeooo:rsid="004beee7" style:font-weight-asian="normal" style:font-weight-complex="normal"/>
    </style:style>
    <style:style style:name="T61" style:family="text">
      <style:text-properties fo:font-weight="normal" officeooo:rsid="004dac6e" style:font-weight-asian="normal" style:font-weight-complex="normal"/>
    </style:style>
    <style:style style:name="T62" style:family="text">
      <style:text-properties fo:font-weight="normal" officeooo:rsid="004ea70a" style:font-weight-asian="normal" style:font-weight-complex="normal"/>
    </style:style>
    <style:style style:name="T63" style:family="text">
      <style:text-properties fo:font-weight="normal" officeooo:rsid="00607f49" style:font-weight-asian="normal" style:font-weight-complex="normal"/>
    </style:style>
    <style:style style:name="T64" style:family="text">
      <style:text-properties fo:font-weight="normal" officeooo:rsid="00777d94" style:font-weight-asian="normal" style:font-weight-complex="normal"/>
    </style:style>
    <style:style style:name="T65" style:family="text">
      <style:text-properties fo:font-weight="normal" officeooo:rsid="00ee06de" style:font-weight-asian="normal" style:font-weight-complex="normal"/>
    </style:style>
    <style:style style:name="T66" style:family="text">
      <style:text-properties fo:font-weight="normal" officeooo:rsid="00ff0f12" style:font-weight-asian="normal" style:font-weight-complex="normal"/>
    </style:style>
    <style:style style:name="T67" style:family="text">
      <style:text-properties fo:font-weight="normal" officeooo:rsid="0109625b" style:font-weight-asian="normal" style:font-weight-complex="normal"/>
    </style:style>
    <style:style style:name="T68" style:family="text">
      <style:text-properties fo:font-weight="normal" officeooo:rsid="011c0142" style:font-weight-asian="normal" style:font-weight-complex="normal"/>
    </style:style>
    <style:style style:name="T69" style:family="text">
      <style:text-properties fo:font-weight="normal" officeooo:rsid="0128a63d" style:font-weight-asian="normal" style:font-weight-complex="normal"/>
    </style:style>
    <style:style style:name="T70" style:family="text">
      <style:text-properties fo:font-weight="normal" officeooo:rsid="01294cd2" style:font-weight-asian="normal" style:font-weight-complex="normal"/>
    </style:style>
    <style:style style:name="T71" style:family="text">
      <style:text-properties fo:font-weight="normal" officeooo:rsid="012a7ca3" style:font-weight-asian="normal" style:font-weight-complex="normal"/>
    </style:style>
    <style:style style:name="T72" style:family="text">
      <style:text-properties fo:font-weight="normal" officeooo:rsid="012c4452" style:font-weight-asian="normal" style:font-weight-complex="normal"/>
    </style:style>
    <style:style style:name="T73" style:family="text">
      <style:text-properties officeooo:rsid="001011a1"/>
    </style:style>
    <style:style style:name="T74" style:family="text">
      <style:text-properties officeooo:rsid="00102f77"/>
    </style:style>
    <style:style style:name="T75" style:family="text">
      <style:text-properties officeooo:rsid="0011305f"/>
    </style:style>
    <style:style style:name="T76" style:family="text">
      <style:text-properties officeooo:rsid="00177bb0"/>
    </style:style>
    <style:style style:name="T77" style:family="text">
      <style:text-properties officeooo:rsid="0022fe75"/>
    </style:style>
    <style:style style:name="T78" style:family="text">
      <style:text-properties officeooo:rsid="00268bab"/>
    </style:style>
    <style:style style:name="T79" style:family="text">
      <style:text-properties officeooo:rsid="00122177"/>
    </style:style>
    <style:style style:name="T80" style:family="text">
      <style:text-properties officeooo:rsid="00285a01"/>
    </style:style>
    <style:style style:name="T81" style:family="text">
      <style:text-properties officeooo:rsid="003bbf33"/>
    </style:style>
    <style:style style:name="T82" style:family="text">
      <style:text-properties officeooo:rsid="003c3022"/>
    </style:style>
    <style:style style:name="T83" style:family="text">
      <style:text-properties officeooo:rsid="0052adb4"/>
    </style:style>
    <style:style style:name="T84" style:family="text">
      <style:text-properties officeooo:rsid="0055727f"/>
    </style:style>
    <style:style style:name="T85" style:family="text">
      <style:text-properties officeooo:rsid="005e5762"/>
    </style:style>
    <style:style style:name="T86" style:family="text">
      <style:text-properties officeooo:rsid="0060e7d1"/>
    </style:style>
    <style:style style:name="T87" style:family="text">
      <style:text-properties officeooo:rsid="0068d232"/>
    </style:style>
    <style:style style:name="T88" style:family="text">
      <style:text-properties officeooo:rsid="0071373a"/>
    </style:style>
    <style:style style:name="T89" style:family="text">
      <style:text-properties officeooo:rsid="00744b17"/>
    </style:style>
    <style:style style:name="T90" style:family="text">
      <style:text-properties officeooo:rsid="00784d74"/>
    </style:style>
    <style:style style:name="T91" style:family="text">
      <style:text-properties officeooo:rsid="007d1894"/>
    </style:style>
    <style:style style:name="T92" style:family="text">
      <style:text-properties officeooo:rsid="00800ad5"/>
    </style:style>
    <style:style style:name="T93" style:family="text">
      <style:text-properties officeooo:rsid="00813b62"/>
    </style:style>
    <style:style style:name="T94" style:family="text">
      <style:text-properties officeooo:rsid="00860717"/>
    </style:style>
    <style:style style:name="T95" style:family="text">
      <style:text-properties officeooo:rsid="007e2fb1"/>
    </style:style>
    <style:style style:name="T96" style:family="text">
      <style:text-properties officeooo:rsid="0083694a"/>
    </style:style>
    <style:style style:name="T97" style:family="text">
      <style:text-properties officeooo:rsid="00894e33"/>
    </style:style>
    <style:style style:name="T98" style:family="text">
      <style:text-properties officeooo:rsid="008a349d"/>
    </style:style>
    <style:style style:name="T99" style:family="text">
      <style:text-properties officeooo:rsid="008b0016"/>
    </style:style>
    <style:style style:name="T100" style:family="text">
      <style:text-properties officeooo:rsid="008c94d2"/>
    </style:style>
    <style:style style:name="T101" style:family="text">
      <style:text-properties officeooo:rsid="008ddee7"/>
    </style:style>
    <style:style style:name="T102" style:family="text">
      <style:text-properties officeooo:rsid="0089f7f3"/>
    </style:style>
    <style:style style:name="T103" style:family="text">
      <style:text-properties officeooo:rsid="009085ea"/>
    </style:style>
    <style:style style:name="T104" style:family="text">
      <style:text-properties officeooo:rsid="0090cc8d"/>
    </style:style>
    <style:style style:name="T105" style:family="text">
      <style:text-properties officeooo:rsid="007f1808"/>
    </style:style>
    <style:style style:name="T106" style:family="text">
      <style:text-properties officeooo:rsid="0097d770"/>
    </style:style>
    <style:style style:name="T107" style:family="text">
      <style:text-properties officeooo:rsid="009de386"/>
    </style:style>
    <style:style style:name="T108" style:family="text">
      <style:text-properties officeooo:rsid="00a67a51"/>
    </style:style>
    <style:style style:name="T109" style:family="text">
      <style:text-properties officeooo:rsid="00a7f67b"/>
    </style:style>
    <style:style style:name="T110" style:family="text">
      <style:text-properties officeooo:rsid="00ac2cfc"/>
    </style:style>
    <style:style style:name="T111" style:family="text">
      <style:text-properties officeooo:rsid="00b01745"/>
    </style:style>
    <style:style style:name="T112" style:family="text">
      <style:text-properties officeooo:rsid="00b2ab33"/>
    </style:style>
    <style:style style:name="T113" style:family="text">
      <style:text-properties officeooo:rsid="00b473fb"/>
    </style:style>
    <style:style style:name="T114" style:family="text">
      <style:text-properties officeooo:rsid="00b5833a"/>
    </style:style>
    <style:style style:name="T115" style:family="text">
      <style:text-properties officeooo:rsid="00b70785"/>
    </style:style>
    <style:style style:name="T116" style:family="text">
      <style:text-properties officeooo:rsid="00b79d8c"/>
    </style:style>
    <style:style style:name="T117" style:family="text">
      <style:text-properties officeooo:rsid="00b90f86"/>
    </style:style>
    <style:style style:name="T118" style:family="text">
      <style:text-properties officeooo:rsid="00ba512d"/>
    </style:style>
    <style:style style:name="T119" style:family="text">
      <style:text-properties officeooo:rsid="00c2d0ab"/>
    </style:style>
    <style:style style:name="T120" style:family="text">
      <style:text-properties officeooo:rsid="00c5df94"/>
    </style:style>
    <style:style style:name="T121" style:family="text">
      <style:text-properties officeooo:rsid="00c76c81"/>
    </style:style>
    <style:style style:name="T122" style:family="text">
      <style:text-properties officeooo:rsid="00c96efb"/>
    </style:style>
    <style:style style:name="T123" style:family="text">
      <style:text-properties officeooo:rsid="00d9bcca"/>
    </style:style>
    <style:style style:name="T124" style:family="text">
      <style:text-properties officeooo:rsid="00dc7de4"/>
    </style:style>
    <style:style style:name="T125" style:family="text">
      <style:text-properties officeooo:rsid="00e26449"/>
    </style:style>
    <style:style style:name="T126" style:family="text">
      <style:text-properties officeooo:rsid="0037c81c"/>
    </style:style>
    <style:style style:name="T127" style:family="text">
      <style:text-properties officeooo:rsid="00e7cf88"/>
    </style:style>
    <style:style style:name="T128" style:family="text">
      <style:text-properties officeooo:rsid="00ec68da"/>
    </style:style>
    <style:style style:name="T129" style:family="text">
      <style:text-properties officeooo:rsid="00ef317b"/>
    </style:style>
    <style:style style:name="T130" style:family="text">
      <style:text-properties officeooo:rsid="00f0de1a"/>
    </style:style>
    <style:style style:name="T131" style:family="text">
      <style:text-properties officeooo:rsid="00ff8499"/>
    </style:style>
    <style:style style:name="T132" style:family="text">
      <style:text-properties officeooo:rsid="010103e6"/>
    </style:style>
    <style:style style:name="T133" style:family="text">
      <style:text-properties officeooo:rsid="01023564"/>
    </style:style>
    <style:style style:name="T134" style:family="text">
      <style:text-properties officeooo:rsid="0105d717"/>
    </style:style>
    <style:style style:name="T135" style:family="text">
      <style:text-properties officeooo:rsid="01078320"/>
    </style:style>
    <style:style style:name="T136" style:family="text">
      <style:text-properties officeooo:rsid="0109625b"/>
    </style:style>
    <style:style style:name="T137" style:family="text">
      <style:text-properties officeooo:rsid="010a0df1"/>
    </style:style>
    <style:style style:name="T138" style:family="text">
      <style:text-properties officeooo:rsid="010ad889"/>
    </style:style>
    <style:style style:name="T139" style:family="text">
      <style:text-properties officeooo:rsid="010c259f"/>
    </style:style>
    <style:style style:name="T140" style:family="text">
      <style:text-properties officeooo:rsid="010d650b"/>
    </style:style>
    <style:style style:name="T141" style:family="text">
      <style:text-properties officeooo:rsid="01110b02"/>
    </style:style>
    <style:style style:name="T142" style:family="text">
      <style:text-properties officeooo:rsid="0112ff3f"/>
    </style:style>
    <style:style style:name="T143" style:family="text">
      <style:text-properties officeooo:rsid="01140896"/>
    </style:style>
    <style:style style:name="T144" style:family="text">
      <style:text-properties officeooo:rsid="011454f7"/>
    </style:style>
    <style:style style:name="T145" style:family="text">
      <style:text-properties officeooo:rsid="01174acf"/>
    </style:style>
    <style:style style:name="T146" style:family="text">
      <style:text-properties officeooo:rsid="00419756"/>
    </style:style>
    <style:style style:name="T147" style:family="text">
      <style:text-properties officeooo:rsid="011ffed5"/>
    </style:style>
    <style:style style:name="T148" style:family="text">
      <style:text-properties officeooo:rsid="01214d62"/>
    </style:style>
    <style:style style:name="T149" style:family="text">
      <style:text-properties officeooo:rsid="01218f76"/>
    </style:style>
    <style:style style:name="T150" style:family="text">
      <style:text-properties officeooo:rsid="01238596"/>
    </style:style>
    <style:style style:name="T151" style:family="text">
      <style:text-properties officeooo:rsid="0123976a"/>
    </style:style>
    <style:style style:name="T152" style:family="text">
      <style:text-properties officeooo:rsid="01239dde"/>
    </style:style>
    <style:style style:name="T153" style:family="text">
      <style:text-properties officeooo:rsid="0123f167"/>
    </style:style>
    <style:style style:name="T154" style:family="text">
      <style:text-properties officeooo:rsid="0126e3d1"/>
    </style:style>
    <style:style style:name="T155" style:family="text">
      <style:text-properties officeooo:rsid="012f962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<text:tab/></text:p>
      <text:p text:style-name="P1"/>
      <text:p text:style-name="P1"><text:span text:style-name="T76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195_159447762" text:style-name="Internet_20_link" text:visited-style-name="Visited_20_Internet_20_Link">Общее описание<text:tab/>3</text:a></text:p>
          <text:p text:style-name="P31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31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31"><text:a xlink:type="simple" xlink:href="#__RefHeading___Toc197_159447762" text:style-name="Internet_20_link" text:visited-style-name="Visited_20_Internet_20_Link">Описание протокола<text:tab/>3</text:a></text:p>
          <text:p text:style-name="P31"><text:a xlink:type="simple" xlink:href="#__RefHeading___Toc633_1510394967" text:style-name="Internet_20_link" text:visited-style-name="Visited_20_Internet_20_Link">Базовые типы сообщений<text:tab/>3</text:a></text:p>
          <text:p text:style-name="P31"><text:a xlink:type="simple" xlink:href="#__RefHeading___Toc652_111683930" text:style-name="Internet_20_link" text:visited-style-name="Visited_20_Internet_20_Link">Команды серверу<text:tab/>3</text:a></text:p>
          <text:p text:style-name="P33"><text:a xlink:type="simple" xlink:href="#__RefHeading___Toc635_1510394967" text:style-name="Internet_20_link" text:visited-style-name="Visited_20_Internet_20_Link">Общее<text:tab/>3</text:a></text:p>
          <text:p text:style-name="P33"><text:a xlink:type="simple" xlink:href="#__RefHeading___Toc637_1510394967" text:style-name="Internet_20_link" text:visited-style-name="Visited_20_Internet_20_Link">Управление устройствами<text:tab/>4</text:a></text:p>
          <text:p text:style-name="P33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33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33"><text:a xlink:type="simple" xlink:href="#__RefHeading___Toc643_1510394967" text:style-name="Internet_20_link" text:visited-style-name="Visited_20_Internet_20_Link">Обработка данных<text:tab/>6</text:a></text:p>
          <text:p text:style-name="P33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33"><text:a xlink:type="simple" xlink:href="#__RefHeading___Toc1503_511739179" text:style-name="Internet_20_link" text:visited-style-name="Visited_20_Internet_20_Link">Обработка сообщений для виртуальных устройств<text:tab/>8</text:a></text:p>
          <text:p text:style-name="P33"><text:a xlink:type="simple" xlink:href="#__RefHeading___Toc1281_945740794" text:style-name="Internet_20_link" text:visited-style-name="Visited_20_Internet_20_Link">Широковещательные уведомления устройствам<text:tab/>8</text:a></text:p>
          <text:p text:style-name="P31"><text:a xlink:type="simple" xlink:href="#__RefHeading___Toc645_1510394967" text:style-name="Internet_20_link" text:visited-style-name="Visited_20_Internet_20_Link">Поддерживаемые внешние IoT сервисы<text:tab/>8</text:a></text:p>
          <text:p text:style-name="P31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33"><text:a xlink:type="simple" xlink:href="#__RefHeading___Toc1063_3042225372" text:style-name="Internet_20_link" text:visited-style-name="Visited_20_Internet_20_Link">Объект script<text:tab/>9</text:a></text:p>
          <text:p text:style-name="P32"><text:a xlink:type="simple" xlink:href="#__RefHeading___Toc1283_945740794" text:style-name="Internet_20_link" text:visited-style-name="Visited_20_Internet_20_Link">Свойства:<text:tab/>9</text:a></text:p>
          <text:p text:style-name="P33"><text:a xlink:type="simple" xlink:href="#__RefHeading___Toc1065_3042225372" text:style-name="Internet_20_link" text:visited-style-name="Visited_20_Internet_20_Link">Объект script.SensorsDatabase<text:tab/>9</text:a></text:p>
          <text:p text:style-name="P32"><text:a xlink:type="simple" xlink:href="#__RefHeading___Toc1285_945740794" text:style-name="Internet_20_link" text:visited-style-name="Visited_20_Internet_20_Link">Методы<text:tab/>9</text:a></text:p>
          <text:p text:style-name="P32"><text:a xlink:type="simple" xlink:href="#__RefHeading___Toc1287_945740794" text:style-name="Internet_20_link" text:visited-style-name="Visited_20_Internet_20_Link">Сигналы<text:tab/>9</text:a></text:p>
          <text:p text:style-name="P33"><text:a xlink:type="simple" xlink:href="#__RefHeading___Toc1289_945740794" text:style-name="Internet_20_link" text:visited-style-name="Visited_20_Internet_20_Link">Объект Devices<text:tab/>10</text:a></text:p>
          <text:p text:style-name="P32"><text:a xlink:type="simple" xlink:href="#__RefHeading___Toc1291_945740794" text:style-name="Internet_20_link" text:visited-style-name="Visited_20_Internet_20_Link">Методы<text:tab/>10</text:a></text:p>
          <text:p text:style-name="P32"><text:a xlink:type="simple" xlink:href="#__RefHeading___Toc1293_945740794" text:style-name="Internet_20_link" text:visited-style-name="Visited_20_Internet_20_Link">Сигналы<text:tab/>10</text:a></text:p>
          <text:p text:style-name="P33"><text:a xlink:type="simple" xlink:href="#__RefHeading___Toc1295_945740794" text:style-name="Internet_20_link" text:visited-style-name="Visited_20_Internet_20_Link">Объект Storage<text:tab/>11</text:a></text:p>
          <text:p text:style-name="P32"><text:a xlink:type="simple" xlink:href="#__RefHeading___Toc1297_945740794" text:style-name="Internet_20_link" text:visited-style-name="Visited_20_Internet_20_Link">Методы<text:tab/>11</text:a></text:p>
          <text:p text:style-name="P32"><text:a xlink:type="simple" xlink:href="#__RefHeading___Toc1299_945740794" text:style-name="Internet_20_link" text:visited-style-name="Visited_20_Internet_20_Link">Сигналы<text:tab/>11</text:a></text:p>
          <text:p text:style-name="P32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33"><text:a xlink:type="simple" xlink:href="#__RefHeading___Toc1303_945740794" text:style-name="Internet_20_link" text:visited-style-name="Visited_20_Internet_20_Link">Объект Device<text:tab/>11</text:a></text:p>
          <text:p text:style-name="P32"><text:a xlink:type="simple" xlink:href="#__RefHeading___Toc1305_945740794" text:style-name="Internet_20_link" text:visited-style-name="Visited_20_Internet_20_Link">Методы<text:tab/>11</text:a></text:p>
          <text:p text:style-name="P32"><text:a xlink:type="simple" xlink:href="#__RefHeading___Toc1307_945740794" text:style-name="Internet_20_link" text:visited-style-name="Visited_20_Internet_20_Link">Сигналы<text:tab/>12</text:a></text:p>
          <text:p text:style-name="P33"><text:a xlink:type="simple" xlink:href="#__RefHeading___Toc1309_945740794" text:style-name="Internet_20_link" text:visited-style-name="Visited_20_Internet_20_Link">Объект VirtualDevice<text:tab/>12</text:a></text:p>
          <text:p text:style-name="P32"><text:a xlink:type="simple" xlink:href="#__RefHeading___Toc1311_945740794" text:style-name="Internet_20_link" text:visited-style-name="Visited_20_Internet_20_Link">Методы<text:tab/>12</text:a></text:p>
          <text:p text:style-name="P32"><text:a xlink:type="simple" xlink:href="#__RefHeading___Toc1313_945740794" text:style-name="Internet_20_link" text:visited-style-name="Visited_20_Internet_20_Link">Сигналы<text:tab/>13</text:a></text:p>
          <text:p text:style-name="P33"><text:a xlink:type="simple" xlink:href="#__RefHeading___Toc1315_945740794" text:style-name="Internet_20_link" text:visited-style-name="Visited_20_Internet_20_Link">Объект SensorValue<text:tab/>13</text:a></text:p>
          <text:p text:style-name="P32"><text:a xlink:type="simple" xlink:href="#__RefHeading___Toc1317_945740794" text:style-name="Internet_20_link" text:visited-style-name="Visited_20_Internet_20_Link">Свойства<text:tab/>13</text:a></text:p>
        </text:index-body>
      </text:table-of-content>
      <text:h text:style-name="P130" text:outline-level="1"/>
      <text:h text:style-name="P131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76">сервер для автономного сбора данных с устройств IoT и управления этими устройствами, а также</text:span> протокол взаимодействия <text:span text:style-name="T73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91">ini-</text:span>файле /etc/<text:span text:style-name="T74">wliotproxyd</text:span>.ini. <text:span text:style-name="T91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1188110763" text:style-name="L1">
        <text:list-item>
          <text:p text:style-name="P99">Локальный UNIX-сокет "/tmp/wliotproxyd"</text:p>
        </text:list-item>
        <text:list-item>
          <text:p text:style-name="P99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<text:span text:style-name="T133">с</text:span> <text:span text:style-name="T133">единичным </text:span>устройств<text:span text:style-name="T133">ом</text:span>. Для орг<text:span text:style-name="T43">анизации взаимодействия устройств на шине дополнительно вводятся следующие правила:</text:span></text:p>
      <text:list xml:id="list2710044286" text:style-name="WW8Num2">
        <text:list-item>
          <text:p text:style-name="P34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22">аргументов</text:span> ответного сообщения, <text:span text:style-name="T122">в том числе в сообщениях </text:span><text:span text:style-name="T32">ok</text:span><text:span text:style-name="T122">, </text:span><text:span text:style-name="T32">err</text:span><text:span text:style-name="T122"> и </text:span><text:span text:style-name="T32">cmdata</text:span><text:span text:style-name="T122">. В сообщениях, не предполагающих ответа, таких как </text:span><text:span text:style-name="T32">info</text:span><text:span text:style-name="T122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1964242508" text:style-name="WW8Num3">
        <text:list-item>
          <text:p text:style-name="P79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79"><text:span text:style-name="T79">Сообщение с данными для клиента (или от клиента). Заголовок — </text:span><text:span text:style-name="T2">cmdata</text:span><text:span text:style-name="T79">. Первый аргумент всегда — идентификатор вызова, в описании конкретных команд ниже по тексту опущен. Предназначено для передачи данных между клиентом и сервером при обработке команд.</text:span></text:p>
        </text:list-item>
        <text:list-item>
          <text:p text:style-name="P80">Сообщение синхронизации. Заголовок — <text:span text:style-name="T1">sync</text:span>. Предназначено для <text:span text:style-name="T146">проверки состояния канала связи с клиентом</text:span>. <text:span text:style-name="T146">В ответ на это сообщение клиент должен в течении 5 секунд вернуть сообщение </text:span><text:span text:style-name="T39">syncr</text:span><text:span text:style-name="T146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4164684951" text:style-name="L2">
        <text:list-item>
          <text:p text:style-name="P100">Команда аутентификации. Заголовок — <text:span text:style-name="T1">authenticate</text:span>. <text:span text:style-name="T143">Аргументы</text:span> — <text:span text:style-name="T129">имя пользователя и пароль</text:span>. <text:span text:style-name="T143">Возвращает идентификатор пользователя. </text:span>Команда необходима для подключения к удаленному серверу по tcp, <text:span text:style-name="T144">а так же для смены пользователя при подключении через unix socket</text:span>.</text:p>
        </text:list-item>
        <text:list-item>
          <text:p text:style-name="P101">Идентификация сервер<text:span text:style-name="T108">а</text:span>. Заголовок — <text:span text:style-name="T1">identify</text:span>. Сервер возвращает уникальный идентификатор <text:span text:style-name="T89">в формате UUID</text:span> и <text:span text:style-name="T109">свое</text:span> имя.</text:p>
        </text:list-item>
      </text:list>
      <text:h text:style-name="P132" text:outline-level="2"><text:bookmark-start text:name="__RefHeading___Toc637_1510394967"/>Управление устройствами<text:bookmark-end text:name="__RefHeading___Toc637_1510394967"/></text:h>
      <text:list xml:id="list2477532996" text:style-name="L3">
        <text:list-item>
          <text:p text:style-name="P81"><text:span text:style-name="T75">Перечисление всех имеющихся в системе TTY устройств. Заголовок — </text:span><text:span text:style-name="T3">list_tty</text:span><text:span text:style-name="T75">. Аргументы отсутствуют. Список устройств передается на клиент сообщениями </text:span><text:span text:style-name="T2">cmdata</text:span><text:span text:style-name="T45">, </text:span><text:span text:style-name="T44">содержащими следующие аргументы: имя порта, серийный номер, производитель, </text:span><text:span text:style-name="T52">usb vendor id (число), usb product id (число)</text:span><text:span text:style-name="T44">.</text:span></text:p>
        </text:list-item>
        <text:list-item>
          <text:p text:style-name="P82"><text:span text:style-name="T46">И</text:span><text:span text:style-name="T43">дентификация TTY устройства. Заголовок — </text:span><text:span text:style-name="T1">indentify_tty</text:span><text:span text:style-name="T43">. Аргумент — имя порта</text:span><text:span text:style-name="T47">. В случае успешной идентификации </text:span><text:span text:style-name="T59">клиенту в ответ возвращаются </text:span><text:span text:style-name="T47">идентификатор устройства, имя устройства </text:span><text:span text:style-name="T66">и опционально идентификатор </text:span><text:span text:style-name="T69">класса</text:span><text:span text:style-name="T66"> устройства</text:span><text:span text:style-name="T47"> </text:span><text:span text:style-name="T66">(</text:span><text:span text:style-name="T59">в ответном </text:span><text:span text:style-name="T13">ok</text:span><text:span text:style-name="T59"> сообщении</text:span><text:span text:style-name="T66">)</text:span></text:p>
        </text:list-item>
        <text:list-item>
          <text:p text:style-name="P83"><text:span text:style-name="T46">И</text:span><text:span text:style-name="T47">дентификация T</text:span><text:span text:style-name="T64">CP</text:span><text:span text:style-name="T47"> устройства. Заголовок — </text:span><text:span text:style-name="T4">indentify_</text:span><text:span text:style-name="T19">tcp</text:span><text:span text:style-name="T47">. Аргумент — </text:span><text:span text:style-name="T64">IP адрес или имя хоста</text:span><text:span text:style-name="T47">. В случае успешной идентификации </text:span><text:span text:style-name="T59">клиенту в ответ возвращаются </text:span><text:span text:style-name="T47">идентификатор устройства, имя устройства </text:span><text:span text:style-name="T66">и опционально идентификатор </text:span><text:span text:style-name="T70">класса</text:span><text:span text:style-name="T66"> устройства</text:span><text:span text:style-name="T47"> </text:span><text:span text:style-name="T59">(в ответном </text:span><text:span text:style-name="T13">ok</text:span><text:span text:style-name="T59"> сообщении)</text:span><text:span text:style-name="T47">.</text:span></text:p>
        </text:list-item>
        <text:list-item>
          <text:p text:style-name="P84"><text:span text:style-name="T54">Перечисление идентифицированных устройств</text:span><text:span text:style-name="T47">. Заголовок — </text:span><text:span text:style-name="T9">list_identified</text:span><text:span text:style-name="T47">. Аргумент</text:span><text:span text:style-name="T54">ы отсутствуют</text:span><text:span text:style-name="T47">. </text:span><text:span text:style-name="T54">Н</text:span><text:span text:style-name="T47">а клиент переда</text:span><text:span text:style-name="T61">ю</text:span><text:span text:style-name="T47">тся сообщени</text:span><text:span text:style-name="T61">я</text:span><text:span text:style-name="T47"> </text:span><text:span text:style-name="T4">cmdata</text:span><text:span text:style-name="T47"> с</text:span><text:span text:style-name="T54">о следующими</text:span><text:span text:style-name="T47"> аргументами</text:span><text:span text:style-name="T54">:</text:span><text:span text:style-name="T47"> идентификатор устройства, имя устройства, </text:span><text:span text:style-name="T66">идентификатор </text:span><text:span text:style-name="T71">класса</text:span><text:span text:style-name="T54"> </text:span><text:span text:style-name="T65">устройства</text:span><text:span text:style-name="T54">,</text:span><text:span text:style-name="T72"> тип устройства,</text:span><text:span text:style-name="T54"> порт или сетевой адрес устройства</text:span><text:span text:style-name="T47">.</text:span></text:p>
        </text:list-item>
        <text:list-item>
          <text:p text:style-name="P85"><text:span text:style-name="T47">П</text:span><text:span text:style-name="T43">еречисление </text:span><text:span text:style-name="T50">датчиков</text:span><text:span text:style-name="T43"> устройства. Заголовок — </text:span><text:span text:style-name="T1">list_sensors</text:span><text:span text:style-name="T43">. Агрумент — идентификатор </text:span><text:span text:style-name="T51">или имя</text:span><text:span text:style-name="T43"> устройства. </text:span><text:span text:style-name="T48">Список портов передается на клиент </text:span><text:span text:style-name="T62">в ответном </text:span><text:span text:style-name="T15">ok</text:span><text:span text:style-name="T62"> сообщении</text:span><text:span text:style-name="T48">, содержащим аргумент — xml описание сенсоров.</text:span></text:p>
        </text:list-item>
        <text:list-item>
          <text:p text:style-name="P86"><text:span text:style-name="T53">Запрос описания интерфейса управления</text:span><text:span text:style-name="T48">. Заголовок — </text:span><text:span text:style-name="T5">list_</text:span><text:span text:style-name="T8">controls</text:span><text:span text:style-name="T48">. Агрумент — идентификатор </text:span><text:span text:style-name="T51">или имя</text:span><text:span text:style-name="T48"> устройства. </text:span><text:span text:style-name="T53">Описание интерфейса управления передается </text:span><text:span text:style-name="T48">на клиент </text:span><text:span text:style-name="T62">в ответном </text:span><text:span text:style-name="T15">ok</text:span><text:span text:style-name="T62"> сообщении</text:span><text:span text:style-name="T48">, содержащим аргумент — xml описание </text:span><text:span text:style-name="T53">интерфейса управления</text:span><text:span text:style-name="T48">.</text:span></text:p>
        </text:list-item>
        <text:list-item>
          <text:p text:style-name="P87"><text:span text:style-name="T48">З</text:span><text:span text:style-name="T43">апрос состояния устройства. Заголовок — </text:span><text:span text:style-name="T1">get_dev_state</text:span><text:span text:style-name="T43">. Аргумент — идентификатор или имя устройства. Возвращает состояние устройства аналогично команде </text:span><text:span text:style-name="T1">#state</text:span><text:span text:style-name="T43"> для самогол устройства.</text:span></text:p>
        </text:list-item>
        <text:list-item>
          <text:p text:style-name="P88"><text:span text:style-name="T43">Отправка команды устройству. Заголовок — </text:span><text:span text:style-name="T1">exec_command</text:span><text:span text:style-name="T43">. Аргументы — идентификатор </text:span><text:span text:style-name="T51">или имя</text:span><text:span text:style-name="T43"> устройства, команда, далее аргументы команды. </text:span><text:span text:style-name="T49">В случае ожидания возвращаемого значения на клиент </text:span><text:span text:style-name="T60">в аргументах сообщения </text:span><text:span text:style-name="T14">ok</text:span><text:span text:style-name="T60"> будут переданы аргументы, возвращенные устройством</text:span><text:span text:style-name="T49">.</text:span></text:p>
        </text:list-item>
        <text:list-item>
          <text:p text:style-name="P89"><text:span text:style-name="T43">Управление конфигурацией устройств. Заголовок — </text:span><text:span text:style-name="T1">devices_config</text:span><text:span text:style-name="T43">. Содержит вложенные команды. Управление конфигурацией устройств подробно описано ниже. </text:span><text:span text:style-name="T63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94"><text:span text:style-name="T63">З</text:span><text:span text:style-name="T43">апрос идентификатора устройства. Заголовок — </text:span><text:span text:style-name="T1">device_id</text:span><text:span text:style-name="T43">. Аргумент — идентификатор или имя устройства. Сервер ищет устройство в списке идентифицированных устройств или в базе хранилищ и возвращает его </text:span><text:soft-page-break/><text:span text:style-name="T43">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  <text:list-item>
          <text:p text:style-name="P95"><text:span text:style-name="T43">Запрос имен устройств. Заголовок — </text:span><text:span text:style-name="T1">dev_names</text:span><text:span text:style-name="T43">. Аргументы — идентификаторы устройств. Возвращает список имен устройств той же длины, с пустыми аргументами на месте ненайденных.</text:span></text:p>
        </text:list-item>
        <text:list-item>
          <text:p text:style-name="P96"><text:span text:style-name="T43">Задание имени устройства. Заголовок — </text:span><text:span text:style-name="T1">set_dev_name</text:span><text:span text:style-name="T43">. Аргументы — идентификатор или старое имя устройства, </text:span><text:span text:style-name="T68">опционально </text:span><text:span text:style-name="T43">новое имя устройства. </text:span><text:span text:style-name="T68">Если новое имя не задано, сбрасывается ранее заданное. </text:span><text:span text:style-name="T43">Новое имя сохраняется на сервере, но не в самом устройстве. При подключении к другому серверу у устройства снова будет имя, заданное производителем.</text:span></text:p>
        </text:list-item>
      </text:list>
      <text:p text:style-name="P16"/>
      <text:h text:style-name="P133" text:outline-level="2"><text:bookmark-start text:name="__RefHeading___Toc639_1510394967"/>Управление конфигурацией устройств<text:bookmark-end text:name="__RefHeading___Toc639_1510394967"/></text:h>
      <text:p text:style-name="P24"><text:span text:style-name="T43">Управление конфигурацией устройств на сервере производится с помощью сообщения с заголовком </text:span><text:span text:style-name="T1">devices_config</text:span><text:span text:style-name="T43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3208208321" text:style-name="L4">
        <text:list-item>
          <text:p text:style-name="P90"><text:span text:style-name="T43">Запрос списка фильтров tty устройств по имени порта. Команда — </text:span><text:span text:style-name="T1">get_tty_by_port_name</text:span><text:span text:style-name="T43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91"><text:span text:style-name="T43">Установка списка фильтров tty устройств по имени порта. Команда — </text:span><text:span text:style-name="T1">set_tty_by_port_name</text:span><text:span text:style-name="T43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92"><text:span text:style-name="T43">Запрос списка фильтров tty устройств по </text:span><text:span text:style-name="T55">VIP и PID USB устройства (для преобразователей USB-COM)</text:span><text:span text:style-name="T43">. Команда — </text:span><text:span text:style-name="T1">get_tty_by_</text:span><text:span text:style-name="T10">vid_pid</text:span><text:span text:style-name="T43">. Аргументы отсутствуют. Возвращает список фильтров по </text:span><text:span text:style-name="T55">VID и PID USB устройства, разделенных запятой</text:span><text:span text:style-name="T43">. </text:span><text:span text:style-name="T55">Каждый фильтр — пара VID:PID или только VID, все в нижнем регистре.</text:span><text:span text:style-name="T43"> Пример:<text:line-break/>"</text:span><text:span text:style-name="T55">1111:2222,3333,4444:5555</text:span><text:span text:style-name="T43">"</text:span></text:p>
        </text:list-item>
        <text:list-item>
          <text:p text:style-name="P91"><text:span text:style-name="T43">Установка списка фильтров tty устройств по </text:span><text:span text:style-name="T55">VIP и PID USB устройства</text:span><text:span text:style-name="T43">. Команда — </text:span><text:span text:style-name="T1">set_tty_by_</text:span><text:span text:style-name="T11">vid_pid</text:span><text:span text:style-name="T43">. Аргумент — список фильтров фильтров по </text:span><text:span text:style-name="T55">VID и PID USB устройства, разделенных запятой</text:span><text:span text:style-name="T43">.</text:span></text:p>
        </text:list-item>
        <text:list-item>
          <text:p text:style-name="P93"><text:span text:style-name="T43">Запрос списка </text:span><text:span text:style-name="T57">адресов tcp устройств</text:span><text:span text:style-name="T43">. Команда — </text:span><text:span text:style-name="T1">get_</text:span><text:span text:style-name="T12">tcp_by_address</text:span><text:span text:style-name="T43">. Аргументы отсутствуют. Возвращает список </text:span><text:span text:style-name="T57">адресов tcp устройств (IP-адрес или DNS имя хоста)</text:span><text:span text:style-name="T43">, разделенных запятой. Пример:<text:line-break/>"</text:span><text:span text:style-name="T57">192.168.1.1,example.com</text:span><text:span text:style-name="T43">"</text:span></text:p>
        </text:list-item>
        <text:list-item>
          <text:p text:style-name="P93"><text:span text:style-name="T43">Установка списка </text:span><text:span text:style-name="T57">адресов tcp устройств</text:span><text:span text:style-name="T43">. Команда — </text:span><text:span text:style-name="T1">set_t</text:span><text:span text:style-name="T12">cp_by_address</text:span><text:span text:style-name="T43">. Аргумент — список </text:span><text:span text:style-name="T57">адресов tcp устройств (IP-адрес или DNS имя хоста)</text:span><text:span text:style-name="T43">, разделенных запятой.</text:span></text:p>
        </text:list-item>
        <text:list-item>
          <text:p text:style-name="P97"><text:span text:style-name="T43">Включение/выключение автоматического поиска устройств в локальной сети. Команда <text:s text:c="3"/></text:span><text:span text:style-name="T56">— </text:span><text:span text:style-name="T1">set_detect_tcp_devices</text:span><text:span text:style-name="T43">. Аргумент — true|false или 1|0. </text:span><text:span text:style-name="T58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77">У</text:span>правление <text:span text:style-name="T85">хранилищами для данных сенсоров</text:span><text:bookmark-end text:name="__RefHeading___Toc641_1510394967"/></text:h>
      <text:list xml:id="list2078052781" text:style-name="L5">
        <text:list-item>
          <text:p text:style-name="P35">Перечисление <text:span text:style-name="T78">хранилищ</text:span>. Заголовок — <text:span text:style-name="T6">list_storages</text:span><text:span text:style-name="T78">. Опциональный аргумент — идентификатор или имя устройства. Список хранилищ передается на клиент сообщениями </text:span><text:span text:style-name="T2">cmdata</text:span><text:span text:style-name="T79">, содержащими следующие аргументы:</text:span></text:p>
          <text:list>
            <text:list-item>
              <text:p text:style-name="P36">идентификатор устройства</text:p>
            </text:list-item>
            <text:list-item>
              <text:p text:style-name="P36"><text:soft-page-break/>имя устройства</text:p>
            </text:list-item>
            <text:list-item>
              <text:p text:style-name="P36">имя датчика</text:p>
            </text:list-item>
            <text:list-item>
              <text:p text:style-name="P36">тип значений <text:span text:style-name="T88">датчика</text:span></text:p>
            </text:list-item>
            <text:list-item>
              <text:p text:style-name="P36"><text:span text:style-name="T123">атрибуты датчика</text:span> в виде "key1=value1;key2=value2"</text:p>
            </text:list-item>
            <text:list-item>
              <text:p text:style-name="P36">тип хранилища (continuous, auto_sessions, last_n_values,memory)</text:p>
            </text:list-item>
            <text:list-item>
              <text:p text:style-name="P36">правило преобразования временной метки (dont_touch, add_gt, drop_time)</text:p>
            </text:list-item>
            <text:list-item>
              <text:p text:style-name="P38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0">Добавление <text:span text:style-name="T80">датчика в базу. Заголовок — </text:span><text:span text:style-name="T7">add_</text:span><text:span text:style-name="T21">storage</text:span><text:span text:style-name="T80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41">Удаление сенсора из базы. Заголовок — <text:span text:style-name="T1">remove_s</text:span><text:span text:style-name="T21">torage</text:span>. <text:s/><text:span text:style-name="T80">Аргументы: идентификатор или имя устройства, название датчика.</text:span></text:p>
        </text:list-item>
        <text:list-item>
          <text:p text:style-name="P42">Привязка сенсора к внешнему IoT сервису. Заголовок — <text:span text:style-name="T27">storage_</text:span><text:span text:style-name="T33">add_data_export</text:span>. Аргументы: <text:span text:style-name="T81">имя или идентификатор устройства, название датчика, </text:span>название <text:span text:style-name="T150">или идентификатор</text:span> сервиса. Далее идут параметры для сервиса в формате ключ:значение. <text:span text:style-name="T110">Если параметры отсутствуют, привязка удаляется.</text:span></text:p>
        </text:list-item>
        <text:list-item>
          <text:p text:style-name="P43"><text:span text:style-name="T125">Запрос п</text:span>ривязк<text:span text:style-name="T125">и</text:span> сенсора к внешнему IoT сервису. Заголовок — <text:span text:style-name="T27">storage_</text:span><text:span text:style-name="T33">get_data_export</text:span>. Аргументы: <text:span text:style-name="T81">имя или идентификатор устройства, название датчика, </text:span>название <text:span text:style-name="T151">или идентификатор</text:span> сервиса. <text:span text:style-name="T125">Если хранилище привязано к внешнему сервису, возвращаются параметры </text:span>в формате ключ:значение, <text:span text:style-name="T125">в противном случае возвращается ошибка.</text:span></text:p>
        </text:list-item>
        <text:list-item>
          <text:p text:style-name="P44">Запрос списка внешних сервисов, в которые экспортируются данные из хранилища. Заголовок — <text:span text:style-name="T1">storage_get_data_export_list</text:span>. Возвращается <text:span text:style-name="T153">список</text:span> сервисов <text:span text:style-name="T154">для экспорта данных, настроенных для хранилища,</text:span> <text:span text:style-name="T152">в виде пар идентификатор+название в сообщениях </text:span><text:span text:style-name="T42">cmdata</text:span>.</text:p>
        </text:list-item>
        <text:list-item>
          <text:p text:style-name="P45">Запрос списка доступных внешних сервисов для экспорта. Заголовок — <text:span text:style-name="T1">available_data_export_services</text:span>. <text:span text:style-name="T125">Возвращается список сервисов для экспорта данных в сообщениях </text:span><text:span text:style-name="T42">cmdata</text:span><text:span text:style-name="T152">, содержащих: идентификатор сервиса, название сервиса, список параметров для привязки в остальных аргументах.</text:span></text:p>
        </text:list-item>
        <text:list-item>
          <text:p text:style-name="P44">Установка и получение атрибута хранилища. Заголовки — <text:span text:style-name="T1">storage_get_attr</text:span>, <text:span text:style-name="T1">storage_set_attr</text:span>. <text:span text:style-name="T126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6">Перечисление сессий для сессионного хранилища. Заг<text:span text:style-name="T92">о</text:span>ловок — <text:span text:style-name="T1">session_list</text:span>. <text:span text:style-name="T93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7">Перечисление <text:span text:style-name="T103">атрибутов </text:span>сесси<text:span text:style-name="T103">и</text:span> для сессионного хранилища. Заг<text:span text:style-name="T92">о</text:span>ловок — <text:span text:style-name="T1">session_list_</text:span><text:span text:style-name="T22">attrs</text:span>. <text:span text:style-name="T93">Аргументы — идентификатор или имя устройства, название датчика и идентификатор сессии. </text:span>Список <text:span text:style-name="T103">атрибутов </text:span>сессий передается сообщениями <text:span text:style-name="T1">cmdata</text:span>, содержащими два параметра — <text:span text:style-name="T103">ключ</text:span> и <text:span text:style-name="T103">значение</text:span> <text:span text:style-name="T103">атрибута</text:span>.</text:p>
        </text:list-item>
        <text:list-item>
          <text:p text:style-name="P48"><text:span text:style-name="T104">Получения</text:span> <text:span text:style-name="T103">атрибута </text:span>сесси<text:span text:style-name="T103">и</text:span> для сессионного хранилища. Заг<text:span text:style-name="T92">о</text:span>ловок — <text:span text:style-name="T1">session_</text:span><text:span text:style-name="T23">get</text:span><text:span text:style-name="T1">_</text:span><text:span text:style-name="T22">attr</text:span>. <text:span text:style-name="T93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8"><text:span text:style-name="T104">Установка</text:span> <text:span text:style-name="T103">атрибута </text:span>сесси<text:span text:style-name="T103">и</text:span> для сессионного хранилища. Заг<text:span text:style-name="T92">о</text:span>ловок — <text:span text:style-name="T1">session_</text:span><text:span text:style-name="T23">set</text:span><text:span text:style-name="T1">_</text:span><text:span text:style-name="T22">attr</text:span>. <text:span text:style-name="T93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9">Создание новой сесии. Заголовок — <text:span text:style-name="T1">session_create</text:span>. <text:span text:style-name="T105">Аргументы — идентификатор или имя устройства, название датчика и название сессии. В ответ возвращается </text:span><text:soft-page-break/><text:span text:style-name="T105">идентификатор созданной сессии.</text:span></text:p>
        </text:list-item>
        <text:list-item>
          <text:p text:style-name="P50">Запуск ручной сессии. <text:span text:style-name="T105">Заголовок — </text:span><text:span text:style-name="T24">session_</text:span><text:span text:style-name="T1">start</text:span><text:span text:style-name="T105">. Аргументы — идентификатор или имя устройства, название датчика </text:span>и <text:span text:style-name="T124">идентификатор</text:span> сессии<text:span text:style-name="T105">. </text:span>Сессия открывается на запись и начинается сбор данных.</text:p>
        </text:list-item>
        <text:list-item>
          <text:p text:style-name="P50">Остановка ручной сессии. <text:span text:style-name="T105">Заголовок — </text:span><text:span text:style-name="T24">session_</text:span><text:span text:style-name="T29">stop</text:span><text:span text:style-name="T105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51"><text:span text:style-name="T121">Удаление</text:span> сессии. <text:span text:style-name="T105">Заголовок — </text:span><text:span text:style-name="T24">session_</text:span><text:span text:style-name="T31">remove</text:span><text:span text:style-name="T105">. Аргументы — идентификатор или имя устройства, название датчика </text:span>и <text:span text:style-name="T121">идентификатор</text:span> сессии<text:span text:style-name="T105">.</text:span></text:p>
        </text:list-item>
        <text:list-item>
          <text:p text:style-name="P52"><text:span text:style-name="T107">Продолжение</text:span> ручной сессии. <text:span text:style-name="T105">Заголовок — </text:span><text:span text:style-name="T24">session_</text:span><text:span text:style-name="T30">continue</text:span><text:span text:style-name="T105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53">Запрос идентификатора открытой для записи сессии. <text:span text:style-name="T105">Заголовок — </text:span><text:span text:style-name="T24">session_</text:span><text:span text:style-name="T25">get_</text:span><text:span text:style-name="T26">write_</text:span><text:span text:style-name="T25">id</text:span><text:span text:style-name="T105">. </text:span>Аргументы — <text:span text:style-name="T105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3894015657" text:style-name="L6">
        <text:list-item>
          <text:p text:style-name="P54">Перечисление списка javascript-программ. Заголовок — <text:span text:style-name="T28">js_</text:span><text:span text:style-name="T1">list</text:span>. Возвращает список <text:span text:style-name="T84">javascript-файлов на стороне </text:span><text:s/><text:span text:style-name="T84">сервера.</text:span></text:p>
        </text:list-item>
        <text:list-item>
          <text:p text:style-name="P55"><text:span text:style-name="T83">Остановка, запуск и перезапуск javascript-программы для обработки данных</text:span>. Заголов<text:span text:style-name="T83">ки</text:span> — <text:span text:style-name="T28">js_</text:span><text:span text:style-name="T16">start</text:span><text:span text:style-name="T83">, </text:span><text:span text:style-name="T16">js_stop</text:span><text:span text:style-name="T83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77">Загрузка скрипта на сервер. Заголовок — <text:span text:style-name="T1">js_upload</text:span>. Агрументы — название и текст скрипта. <text:span text:style-name="T155">Если скрипт уже есть, он обновляется, если нет — появляется новый.</text:span></text:p>
        </text:list-item>
        <text:list-item>
          <text:p text:style-name="P77">Удаление скрипта с сервера. Заголовок — <text:span text:style-name="T1">js_remove</text:span>. Агрумент — название скрипта.</text:p>
        </text:list-item>
        <text:list-item>
          <text:p text:style-name="P78">Получение скрипта с сервера. Заголовок — <text:span text:style-name="T1">js_get</text:span>. Агрумент — название скрипта. Возвращает текст скрипта.</text:p>
        </text:list-item>
        <text:list-item>
          <text:p text:style-name="P56">Запрос количества данных в локальном хранилище. Заголовок — <text:span text:style-name="T1">get_samples_count</text:span>. Аргументы — идентификатор <text:span text:style-name="T90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7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94">личество отсчетов</text:span>. <text:span text:style-name="T102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86">Данные передаются в том же формате, как и в сообщениях от устройства (</text:span><text:span text:style-name="T17">meas</text:span><text:span text:style-name="T86">).</text:span></text:p>
        </text:list-item>
        <text:list-item>
          <text:p text:style-name="P58">Запрос данных из локального хранилища <text:span text:style-name="T130">в бинарном</text:span>. Заголовок — <text:span text:style-name="T1">get_samples</text:span><text:span text:style-name="T34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94">личество отсчетов</text:span>. <text:span text:style-name="T102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86">Данные передаются в том же формате, как и в сообщениях от устройства (</text:span><text:span text:style-name="T17">meas</text:span><text:span text:style-name="T34">b</text:span><text:span text:style-name="T86">).</text:span></text:p>
        </text:list-item>
        <text:list-item>
          <text:p text:style-name="P59">"Подключение" виртуального устройства. Заголовок — <text:span text:style-name="T1">register_virtual_device</text:span>. Аргументы — идентификатор <text:span text:style-name="T131">устройства</text:span>, имя устройства <text:span text:style-name="T131">и опционально идентификатор типа устройства</text:span>.</text:p>
        </text:list-item>
        <text:list-item>
          <text:p text:style-name="P60">Подписка/<text:span text:style-name="T87">отписка</text:span> на данные от датчика из хранилища. <text:span text:style-name="T87">Заголовки — </text:span><text:span text:style-name="T18">subscribe</text:span><text:span text:style-name="T87">/</text:span><text:span text:style-name="T18">unsubscribe</text:span><text:span text:style-name="T87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87">, содержащее идентификатор устройства, название датчика и значение в том же формате, как и от устройства.</text:span></text:p>
        </text:list-item>
      </text:list>
      <text:p text:style-name="P21"><text:soft-page-break/></text:p>
      <text:h text:style-name="Heading_20_2" text:outline-level="2">Управление политик<text:span text:style-name="T136">ой</text:span> доступа</text:h>
      <text:p text:style-name="P25"><text:span text:style-name="T43">Управление </text:span><text:span text:style-name="T67">политикой доступа</text:span><text:span text:style-name="T43"> на сервере производится с помощью сообщения с заголовком </text:span><text:span text:style-name="T35">apm</text:span><text:span text:style-name="T43">. Аргументы сообщения содержат вложенную команду и ее собственные аргументы. Пример:</text:span></text:p>
      <text:p text:style-name="P17">"<text:span text:style-name="T136">apm</text:span>|<text:span text:style-name="T136">user|list</text:span>\n"</text:p>
      <text:p text:style-name="P23">Некоторые команды доступны только при наличии соответствующих разрешений.</text:p>
      <text:p text:style-name="P22">Описание команд:</text:p>
      <text:list xml:id="list1907267451" text:style-name="L7">
        <text:list-item>
          <text:p text:style-name="P61">Управление пользователями. Заголовок — <text:span text:style-name="T1">user</text:span>. Содержит собственные подкоманды:</text:p>
          <text:list>
            <text:list-item>
              <text:p text:style-name="P61">Запрос списка пользователей. Заголовок — <text:span text:style-name="T1">list</text:span>. Аргументы отсутствуют. <text:span text:style-name="T147">Список пользователей передается сообщениями </text:span><text:span text:style-name="T40">cmdata</text:span><text:span text:style-name="T147">, в каждом из которых содержится идентификатор пользователя и его имя.</text:span></text:p>
            </text:list-item>
            <text:list-item>
              <text:p text:style-name="P61">Создание пользователя. Заголовок — <text:span text:style-name="T1">create</text:span>. Аргументы — <text:span text:style-name="T137">уникальное </text:span>имя пользователя и пароль. В ответ возвращается идентификатор созданного пользователя.</text:p>
            </text:list-item>
            <text:list-item>
              <text:p text:style-name="P61">Смена своего пароля. Заголовок — <text:span text:style-name="T1">passwd</text:span>. Аргумент<text:span text:style-name="T137">ы</text:span> — <text:span text:style-name="T137">старый пароль, </text:span>новый пароль.</text:p>
            </text:list-item>
            <text:list-item>
              <text:p text:style-name="P62">Смена чужого пароля (для администраторов). Заголовок — <text:span text:style-name="T1">chpass</text:span>. Аргументы — имя пользователя и новый пароль.</text:p>
            </text:list-item>
            <text:list-item>
              <text:p text:style-name="P64">Получение идентификатора пользователя по имени. Заголовок — <text:span text:style-name="T1">uid</text:span>. Аргумент — имя пользователя. Возвращает идентификатор пользователя.</text:p>
            </text:list-item>
            <text:list-item>
              <text:p text:style-name="P64">Получение имени пользователя по идентификатору. Заголовок — <text:span text:style-name="T1">name</text:span>. Аргумент — идентификатор пользователя. Возвращает имя пользователя.</text:p>
            </text:list-item>
          </text:list>
        </text:list-item>
        <text:list-item>
          <text:p text:style-name="P62">Управление группами пользователей. Заголовок — <text:span text:style-name="T1">grp</text:span>. Подкоманды:</text:p>
          <text:list>
            <text:list-item>
              <text:p text:style-name="P62">Запрос списка групп. Заголовок — <text:span text:style-name="T1">list</text:span>. <text:span text:style-name="T148">Каждая группа передается в сообщении </text:span><text:span text:style-name="T40">cmdata</text:span><text:span text:style-name="T147"> с четырьмя аргументами</text:span>: идентификатор группы, название группы, идентификатор модератора группы, список идентификаторов участников группы через запятую "<text:span text:style-name="T1">,</text:span>".</text:p>
            </text:list-item>
            <text:list-item>
              <text:p text:style-name="P62">Создание группы. Заголовок — <text:span text:style-name="T1">create</text:span>. Аргумент — уникальное название группы. <text:span text:style-name="T145">Возвращает идентификатор созданной группы. </text:span>Создатель группы становится ее модератором.</text:p>
            </text:list-item>
            <text:list-item>
              <text:p text:style-name="P62">Удаление группы. Заголовок — <text:span text:style-name="T1">del</text:span>. Аргумент — название группы.</text:p>
            </text:list-item>
            <text:list-item>
              <text:p text:style-name="P62">Добавление и удаление пользователя в группу. Заголовки — <text:span text:style-name="T1">add_user</text:span> и <text:span text:style-name="T1">del_user</text:span> соответственно. Аргумент<text:span text:style-name="T139">ы</text:span> — <text:span text:style-name="T139">название группы и </text:span>имя пользователя.</text:p>
            </text:list-item>
            <text:list-item>
              <text:p text:style-name="P62">Получение списка имен пользователей в группе. Заголовок — <text:span text:style-name="T1">list_users</text:span>. <text:span text:style-name="T139">Аргумент — название группы.</text:span> Возвращает список имен пользователей в группе.</text:p>
            </text:list-item>
            <text:list-item>
              <text:p text:style-name="P63">Запрос имени модератора группы. <text:span text:style-name="T138">Заголовок — </text:span><text:span text:style-name="T36">get_moder</text:span><text:span text:style-name="T138">. Аргумент — название группы. Возвращает имя пользователя-модератора группы.</text:span></text:p>
            </text:list-item>
            <text:list-item>
              <text:p text:style-name="P66">Смена модератора. Заголовок — <text:span text:style-name="T1">set_moder</text:span>. Аргументы — название группы и имя пользователя.</text:p>
            </text:list-item>
            <text:list-item>
              <text:p text:style-name="P65">Получение идентификатора <text:span text:style-name="T140">группы</text:span> по <text:span text:style-name="T140">названию</text:span>. Заголовок — <text:span text:style-name="T37">g</text:span><text:span text:style-name="T1">id</text:span>. Аргумент — <text:span text:style-name="T140">название группы</text:span>. Возвращает идентификатор <text:span text:style-name="T140">группы</text:span>.</text:p>
            </text:list-item>
            <text:list-item>
              <text:p text:style-name="P65">Получение <text:span text:style-name="T140">названия</text:span> <text:span text:style-name="T140">группы</text:span> по идентификатору. Заголовок — <text:span text:style-name="T1">name</text:span>. Аргумент — идентификатор <text:span text:style-name="T140">группы</text:span>. Возвращает <text:span text:style-name="T140">название</text:span> <text:span text:style-name="T140">группы</text:span>.</text:p>
            </text:list-item>
          </text:list>
        </text:list-item>
        <text:list-item>
          <text:p text:style-name="P67">Управление устройствами. Заголовок — <text:span text:style-name="T1">dev</text:span>. Подкоманды:</text:p>
          <text:list>
            <text:list-item>
              <text:p text:style-name="P68">Получение списка устройств. Заголовок — <text:span text:style-name="T1">list</text:span>. Возвращает список идентификаторов устройств, для которых текущий пользователь является владельцем.</text:p>
            </text:list-item>
            <text:list-item>
              <text:p text:style-name="P69">Получение списка прав доступа, назначенных для устройства. Заголовок — <text:span text:style-name="T1">list_rules</text:span>. Аргумент — идентификатор устройства. <text:span text:style-name="T149">Передается последовательность сообщений </text:span><text:span text:style-name="T41">cmdata</text:span><text:span text:style-name="T149">, содержащих: символ '</text:span><text:span text:style-name="T38">u</text:span><text:span text:style-name="T141">' или '</text:span><text:span text:style-name="T38">g</text:span><text:span text:style-name="T141">' (правило для отдельного </text:span><text:soft-page-break/><text:span text:style-name="T141">пользователя или группы пользователей), имя пользователя или название группы, строка с описанием прав доступа. Строка с описанием прав доступа содержит набор символов, каждому из который соответствует правило (</text:span><text:span text:style-name="T38">r</text:span><text:span text:style-name="T141"> — чтение данных из хранилищ, </text:span><text:span text:style-name="T38">m</text:span><text:span text:style-name="T141"> — управление хранилищами, </text:span><text:span text:style-name="T38">s</text:span><text:span text:style-name="T141"> — чтение состояния устройства, </text:span><text:span text:style-name="T38">e</text:span><text:span text:style-name="T141"> — выполнение команд на устройстве).<text:line-break/>Пример:<text:line-break/></text:span><text:span text:style-name="T38">cmdata|&lt;call_id&gt;|u|vasya.pupkin|rs\n</text:span></text:p>
            </text:list-item>
            <text:list-item>
              <text:p text:style-name="P70">Задание правила доступа. Заголовок — <text:span text:style-name="T1">set_rule</text:span>. Аргументы: <text:span text:style-name="T142">идентификатор устройства, </text:span>символ '<text:span text:style-name="T1">u</text:span>' или '<text:span text:style-name="T1">g</text:span>' (правило для отдельного пользователя или группы пользователей), имя пользователя или название группы, строка с описанием прав доступа.</text:p>
            </text:list-item>
            <text:list-item>
              <text:p text:style-name="P71">Смена владельца устройства. Заголовок — <text:span text:style-name="T1">chown</text:span>. Аргументы: идентификатор устройства и опционально имя нового владельца. Если имя владельца не задано, команда позволяет "захватить" бесхозное устройство, если задано — передать свое устройство другому пользователю.</text:p>
            </text:list-item>
          </text:list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2857158864" text:style-name="L8">
        <text:list-item>
          <text:p text:style-name="P72">Идентификация устройства. Заголовок — <text:span text:style-name="T1">device_identified</text:span>. Аргументы — идентификатор <text:span text:style-name="T128">устройства,</text:span> имя устройства, <text:span text:style-name="T132">опционально идентификатор</text:span> <text:span text:style-name="T128">типа устройства</text:span>.</text:p>
        </text:list-item>
        <text:list-item>
          <text:p text:style-name="P72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73">Добавление хранилища для датчика — <text:span text:style-name="T1">storage_created</text:span>. Агрументы:</text:p>
          <text:list>
            <text:list-item>
              <text:p text:style-name="P37">идентификатор устройства</text:p>
            </text:list-item>
            <text:list-item>
              <text:p text:style-name="P37">имя устройства</text:p>
            </text:list-item>
            <text:list-item>
              <text:p text:style-name="P37">имя датчика</text:p>
            </text:list-item>
            <text:list-item>
              <text:p text:style-name="P37">тип значений <text:span text:style-name="T88">датчика</text:span></text:p>
            </text:list-item>
            <text:list-item>
              <text:p text:style-name="P37">ограничения значений в виде "key1=value1;key2=value2"</text:p>
            </text:list-item>
            <text:list-item>
              <text:p text:style-name="P37">тип хранилища (continuous, auto_sessions, last_n_values,memory)</text:p>
            </text:list-item>
            <text:list-item>
              <text:p text:style-name="P37">правило преобразования временной метки (dont_touch, add_gt, drop_time)</text:p>
            </text:list-item>
            <text:list-item>
              <text:p text:style-name="P39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73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74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75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  <text:list-item>
          <text:p text:style-name="P76">Синхронизация виртуального устройства. Для виртуальных устройств, зарегистрированных клиентом, сервер регулярно передает сообщение <text:span text:style-name="T1">vdev_sync</text:span>, в ответ клиент должен в течении 4 секунд вернуть сообщение <text:span text:style-name="T1">syncr</text:span>. Аргумент обоих сообщений — идентификатор виртуального устройства.</text:p>
        </text:list-item>
      </text:list>
      <text:h text:style-name="P134" text:outline-level="2"><text:bookmark-start text:name="__RefHeading___Toc1503_511739179"/>Обработка сообщений для виртуальных устройств<text:bookmark-end text:name="__RefHeading___Toc1503_511739179"/></text:h>
      <text:p text:style-name="P20">Когда клиент регистрирует виртуальное устройство на сервере, необходимо передавать клиенту сообщения, предназначенные для виртуального устройства, и получать от него сообщения, "исходящие" от виртуального устройства. Для этого сообщения (такие же, как для обычных устройств), "упаковываются" в сообщение с заголовком <text:span text:style-name="T1">vdev</text:span>. Например, в <text:soft-page-break/>случае выполнения команды на обычном устройстве сервер использует сообщение</text:p>
      <text:p text:style-name="P26">call|1|command\n</text:p>
      <text:p text:style-name="P20">и получает в ответ сообщение</text:p>
      <text:p text:style-name="P26">ok|1\n</text:p>
      <text:p text:style-name="P20">Для виртуального устройства сервер пошлет клиенту сообщение</text:p>
      <text:p text:style-name="P26">vdev|{xxxxxxxx-xxxx-xxxx-xxxx-xxxxxxxxxxxx}|call|1|command\n</text:p>
      <text:p text:style-name="P20">и получит в ответ</text:p>
      <text:p text:style-name="P26">vdev|{xxxxxxxx-xxxx-xxxx-xxxx-xxxxxxxxxxxx}|<text:span text:style-name="T1">ok|1\n</text:span></text:p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Название сервиса</text:p>
          </table:table-cell>
          <table:table-cell table:style-name="Таблица1.A1" office:value-type="string">
            <text:p text:style-name="P27">Описание</text:p>
          </table:table-cell>
          <table:table-cell table:style-name="Таблица1.C1" office:value-type="string">
            <text:p text:style-name="P27">Параметры</text:p>
          </table:table-cell>
        </table:table-row>
        <table:table-row>
          <table:table-cell table:style-name="Таблица1.A2" office:value-type="string">
            <text:p text:style-name="P27">iotkit-agent</text:p>
          </table:table-cell>
          <table:table-cell table:style-name="Таблица1.A2" office:value-type="string">
            <text:p text:style-name="P28">Сервис для интернета вещей от Intel (<text:a xlink:type="simple" xlink:href="https://github.com/enableiot/iotkit-agent" text:style-name="Internet_20_link" text:visited-style-name="Visited_20_Internet_20_Link"><text:span text:style-name="T82">https://github.com/enableiot/iotkit-agent</text:span></text:a>)</text:p>
          </table:table-cell>
          <table:table-cell table:style-name="Таблица1.C2" office:value-type="string">
            <text:p text:style-name="P29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30">alterozoom</text:p>
          </table:table-cell>
          <table:table-cell table:style-name="Таблица1.A2" office:value-type="string">
            <text:p text:style-name="P30">IoT сервис Alterozoom</text:p>
          </table:table-cell>
          <table:table-cell table:style-name="Таблица1.C2" office:value-type="string">
            <text:p text:style-name="P30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30">thingspeak</text:p>
          </table:table-cell>
          <table:table-cell table:style-name="Таблица1.A2" office:value-type="string">
            <text:p text:style-name="P30">ThingSpeak service (https://thingspeak.com)</text:p>
          </table:table-cell>
          <table:table-cell table:style-name="Таблица1.C2" office:value-type="string">
            <text:p text:style-name="P30">api_key — write api key for a channel (see https://www.mathworks.com/help/thingspeak/writedata.html)</text:p>
          </table:table-cell>
        </table:table-row>
      </table:table>
      <text:p text:style-name="P18"/>
      <text:h text:style-name="P129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95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35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96">Свойства</text:span>:<text:bookmark-end text:name="__RefHeading___Toc1283_945740794"/></text:h>
      <text:list xml:id="list854243091" text:style-name="L9">
        <text:list-item>
          <text:p text:style-name="P102"><text:span text:style-name="T111">S</text:span>ensorsDatabase — <text:span text:style-name="T97">объект, предоставляющий доступ к</text:span> баз<text:span text:style-name="T97">е</text:span> <text:span text:style-name="T98">хранилищ </text:span>датчиков</text:p>
        </text:list-item>
        <text:list-item>
          <text:p text:style-name="P102"><text:span text:style-name="T111">D</text:span>evices — <text:span text:style-name="T97">объект, предоставляющий доступ к списку подключенных</text:span> устройств</text:p>
        </text:list-item>
      </text:list>
      <text:h text:style-name="P135" text:outline-level="2"><text:bookmark-start text:name="__RefHeading___Toc1065_3042225372"/><text:soft-page-break/>Объект script.<text:span text:style-name="T112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1627502433" text:style-name="L10">
        <text:list-item>
          <text:p text:style-name="P103">isOpened — возвращает true/false, в зависимости от того, открыта ли база <text:span text:style-name="T99">или нет</text:span></text:p>
        </text:list-item>
        <text:list-item>
          <text:p text:style-name="P104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104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104">StorageId id — идентификатор хранилища</text:p>
            </text:list-item>
          </text:list>
        </text:list-item>
        <text:list-item>
          <text:p text:style-name="P106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106">или </text:span>null в случае ошибки<text:line-break/>Параметры:</text:p>
          <text:list>
            <text:list-item>
              <text:p text:style-name="P106">Объект, описывающий создаваемое хранилище. Должен содержать следующие <text:span text:style-name="T100">свойства</text:span>:</text:p>
              <text:list>
                <text:list-item>
                  <text:p text:style-name="P106">String deviceId — идентификатор устройства (строка в формате UUID)</text:p>
                </text:list-item>
                <text:list-item>
                  <text:p text:style-name="P107">String sensorName — <text:span text:style-name="T100">название датчика</text:span></text:p>
                </text:list-item>
                <text:list-item>
                  <text:p text:style-name="P106">String storeMode — <text:span text:style-name="T101">режим хранения данных ("continuous", "manual_sessions", "memory" или "last_n_values")</text:span></text:p>
                </text:list-item>
                <text:list-item>
                  <text:p text:style-name="P108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109">Number N — количество отсчетов для режима <text:span text:style-name="T101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3137546034" text:style-name="L11">
        <text:list-item>
          <text:p text:style-name="P110">opened — выдается при открытии базы хранилищ</text:p>
        </text:list-item>
        <text:list-item>
          <text:p text:style-name="P110">closed — выдается при закрытии базы хранилищ</text:p>
        </text:list-item>
        <text:list-item>
          <text:p text:style-name="P110">storageCreated — выдается при создании нового хранилища<text:line-break/>Параметры</text:p>
          <text:list>
            <text:list-item>
              <text:p text:style-name="P105">StorageId id — идентификатор хранилища</text:p>
            </text:list-item>
          </text:list>
        </text:list-item>
        <text:list-item>
          <text:p text:style-name="P110">storageRemoved — выдается при удалении хранилища<text:line-break/>Параметры</text:p>
          <text:list>
            <text:list-item>
              <text:p text:style-name="P105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<text:soft-page-break/>Объект <text:span text:style-name="T113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1079139216" text:style-name="L12">
        <text:list-item>
          <text:p text:style-name="P111"><text:span text:style-name="T114">d</text:span>evices — <text:span text:style-name="T114">возвращает массив идентификаторов подключенных устройств (строки в формате UUID)</text:span></text:p>
        </text:list-item>
        <text:list-item>
          <text:p text:style-name="P112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112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112">registerVirtualDevice — регистрирует виртуальное устройство, <text:span text:style-name="T115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112">String id — идентификатор устройства</text:p>
            </text:list-item>
            <text:list-item>
              <text:p text:style-name="P112">String name — название устройства</text:p>
            </text:list-item>
            <text:list-item>
              <text:p text:style-name="P113">String typeIdStr — идентификатор типа устройства (может быть null)</text:p>
            </text:list-item>
            <text:list-item>
              <text:p text:style-name="P112">String sensors<text:span text:style-name="T134">Str</text:span> — строка, содержащая xml <text:span text:style-name="T134">или json </text:span>описание списка датчиков</text:p>
            </text:list-item>
            <text:list-item>
              <text:p text:style-name="P112">String contorls<text:span text:style-name="T134">Str</text:span> — строка, содержащая xml <text:span text:style-name="T134">или json </text:span>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700445034" text:style-name="L13">
        <text:list-item>
          <text:p text:style-name="P114">deviceIdentified — выдается при идентификации устройства<text:line-break/>Параметры</text:p>
          <text:list>
            <text:list-item>
              <text:p text:style-name="P114">String id — идентификатор устройства</text:p>
            </text:list-item>
            <text:list-item>
              <text:p text:style-name="P114">String name — название устройства</text:p>
            </text:list-item>
            <text:list-item>
              <text:p text:style-name="P115">String typeId — идентификатор типа устройства (может быть null)</text:p>
            </text:list-item>
          </text:list>
        </text:list-item>
        <text:list-item>
          <text:p text:style-name="P114">deviceDisconnected — выдается при отключении устройства<text:line-break/>Параметры</text:p>
          <text:list>
            <text:list-item>
              <text:p text:style-name="P114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1283293607" text:style-name="L14">
        <text:list-item>
          <text:p text:style-name="P116">isOpened — возвращает true, если <text:span text:style-name="T119">хранилище</text:span> открыт<text:span text:style-name="T119">о</text:span></text:p>
        </text:list-item>
        <text:list-item>
          <text:p text:style-name="P117"><text:soft-page-break/>valuesType — <text:span text:style-name="T119">тип значений в хранилище (строка, см. описание протокола взаимодействия между устройствами)</text:span></text:p>
        </text:list-item>
        <text:list-item>
          <text:p text:style-name="P116">deviceId — <text:span text:style-name="T116">возвращает </text:span>идентификатор устройства</text:p>
        </text:list-item>
        <text:list-item>
          <text:p text:style-name="P118">deviceName — возвращает название устройства</text:p>
        </text:list-item>
        <text:list-item>
          <text:p text:style-name="P118">sensorName — возвращает название датчика</text:p>
        </text:list-item>
        <text:list-item>
          <text:p text:style-name="P118">readAttribute — возвращает значение привязанного к базе атрибута<text:line-break/>Параметры</text:p>
          <text:list>
            <text:list-item>
              <text:p text:style-name="P118">String key — ключ</text:p>
            </text:list-item>
          </text:list>
        </text:list-item>
        <text:list-item>
          <text:p text:style-name="P118">valuesCount — возвращает количество записей в базе (измерений)</text:p>
        </text:list-item>
        <text:list-item>
          <text:p text:style-name="P118">valueAt — возвращает измерение — объект SensorValue<text:line-break/>Параметры</text:p>
          <text:list>
            <text:list-item>
              <text:p text:style-name="P118">index — индекс записи в базе (0-based)</text:p>
            </text:list-item>
          </text:list>
        </text:list-item>
        <text:list-item>
          <text:p text:style-name="P119">getStoreMode — возвращает тип самой базы, определяющий способ хранени<text:span text:style-name="T117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644298963" text:style-name="L15">
        <text:list-item>
          <text:p text:style-name="P120">newValueWritten — выдается, когда в базу записывается новое значение<text:line-break/>Параметры</text:p>
          <text:list>
            <text:list-item>
              <text:p text:style-name="P120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18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4196155988" text:style-name="L16">
        <text:list-item>
          <text:p text:style-name="P121">isIdentified — возвращает true, если устройство идентифицировано</text:p>
        </text:list-item>
        <text:list-item>
          <text:p text:style-name="P121">id — возвращает идентификатор устройства</text:p>
        </text:list-item>
        <text:list-item>
          <text:p text:style-name="P121">name — возвращает название устройства</text:p>
        </text:list-item>
        <text:list-item>
          <text:p text:style-name="P121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121">String cmd — команда устройству</text:p>
            </text:list-item>
            <text:list-item>
              <text:p text:style-name="P121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<text:soft-page-break/>Сигналы<text:bookmark-end text:name="__RefHeading___Toc1307_945740794"/></text:h>
      <text:list xml:id="list1201878849" text:style-name="L17">
        <text:list-item>
          <text:p text:style-name="P122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2866322425" text:style-name="L18">
        <text:list-item>
          <text:p text:style-name="P123">writeInfo — генерирует сообщение info от устройства<text:line-break/>Параметры</text:p>
          <text:list>
            <text:list-item>
              <text:p text:style-name="P123"><text:span text:style-name="T135">Array </text:span>args — аргументы сообщения</text:p>
            </text:list-item>
          </text:list>
        </text:list-item>
        <text:list-item>
          <text:p text:style-name="P123">writeMeasurement — генерирует сообщение от устройства, содержащее измерение<text:line-break/>Параметры</text:p>
          <text:list>
            <text:list-item>
              <text:p text:style-name="P123"><text:span text:style-name="T135">String </text:span>name — название датчика</text:p>
            </text:list-item>
            <text:list-item>
              <text:p text:style-name="P123"><text:span text:style-name="T135">SensorValue </text:span>value — <text:span text:style-name="T120">измерение (объект SensorValue)</text:span></text:p>
            </text:list-item>
          </text:list>
        </text:list-item>
        <text:list-item>
          <text:p text:style-name="P124">setCommandCallback — устанавливает функцию-обработчик для команд устройству <text:line-break/>Параметры</text:p>
          <text:list>
            <text:list-item>
              <text:p text:style-name="P124">Function func — javascript-функция обработчик (должна принимать 2 параметра — строка-команда и массив строк — аргументы команды) <text:span text:style-name="T127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25">commandParamStateChanged — генерирует сообщение об изменении состояния параметра команды устройства<text:line-break/>Параметры</text:p>
          <text:list>
            <text:list-item>
              <text:p text:style-name="P125">String cmd — команда</text:p>
            </text:list-item>
            <text:list-item>
              <text:p text:style-name="P125">Number paramIndex — номер параметра команды (начиная с 1)</text:p>
            </text:list-item>
            <text:list-item>
              <text:p text:style-name="P125">value — новое значение параметра (строка или число)</text:p>
            </text:list-item>
          </text:list>
        </text:list-item>
        <text:list-item>
          <text:p text:style-name="P125">additionalStateChanged — генерирует сообщение об изменении дополнительного состояния устройства<text:line-break/>Параметры</text:p>
          <text:list>
            <text:list-item>
              <text:p text:style-name="P125">String paramName — название параметра</text:p>
            </text:list-item>
            <text:list-item>
              <text:p text:style-name="P125">value — новое значение параметра (строка или число)</text:p>
            </text:list-item>
          </text:list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152132625" text:style-name="L19">
        <text:list-item>
          <text:p text:style-name="P126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<text:soft-page-break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1305597944" text:style-name="L20">
        <text:list-item>
          <text:p text:style-name="P127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17">javascript тип Date)</text:span></text:p>
        </text:list-item>
        <text:list-item>
          <text:p text:style-name="P128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20-02-11T16:53:15.779487508</dc:date>
    <meta:editing-cycles>375</meta:editing-cycles>
    <meta:editing-duration>P14DT4H45M5S</meta:editing-duration>
    <meta:generator>LibreOffice/6.2.3.2$Linux_X86_64 LibreOffice_project/20$Build-2</meta:generator>
    <meta:document-statistic meta:table-count="1" meta:image-count="0" meta:object-count="0" meta:page-count="15" meta:paragraph-count="287" meta:word-count="3435" meta:character-count="28694" meta:non-whitespace-character-count="25472"/>
  </office:meta>
</office:document-meta>
</file>